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end" style:justify-single-word="false" fo:text-indent="0cm" style:auto-text-indent="false"/>
      <style:text-properties fo:color="#000000" style:font-name="Times New Roman" fo:font-size="10pt" fo:font-weight="bold" style:font-name-asian="Times New Roman" style:font-size-asian="10pt" style:font-weight-asian="bold" style:font-name-complex="Times New Roman" style:font-size-complex="10pt" style:font-weight-complex="bold"/>
    </style:style>
    <style:style style:name="P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Times New Roman" fo:font-size="10pt" fo:font-weight="bold" style:font-name-asian="Times New Roman" style:font-size-asian="10pt" style:font-weight-asian="bold" style:font-name-complex="Times New Roman" style:font-size-complex="10pt" style:font-weight-complex="bold"/>
    </style:style>
    <style:style style:name="P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0pt" style:font-name-asian="Times New Roman" style:font-size-asian="10pt" style:font-name-complex="Times New Roman" style:font-size-complex="10pt"/>
    </style:style>
    <style:style style:name="P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Times New Roman" fo:font-size="10pt" style:font-name-asian="Times New Roman" style:font-size-asian="10pt" style:font-name-complex="Times New Roman" style:font-size-complex="10pt"/>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3.916cm"/>
        </style:tab-stops>
      </style:paragraph-properties>
      <style:text-properties fo:color="#000000" style:font-name="Times New Roman" fo:font-size="10pt" style:font-name-asian="Times New Roman" style:font-size-asian="10pt" style:font-name-complex="Times New Roman" style:font-size-complex="10pt"/>
    </style:style>
    <style:style style:name="P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0.494cm"/>
        </style:tab-stops>
      </style:paragraph-properties>
      <style:text-properties fo:color="#000000" style:font-name="Times New Roman" fo:font-size="10pt" style:font-name-asian="Times New Roman" style:font-size-asian="10pt" style:font-name-complex="Times New Roman" style:font-size-complex="10pt"/>
    </style:style>
    <style:style style:name="P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0.353cm" style:type="right"/>
          <style:tab-stop style:position="0.494cm"/>
          <style:tab-stop style:position="6.35cm" style:type="right"/>
          <style:tab-stop style:position="6.491cm"/>
          <style:tab-stop style:position="12.347cm" style:type="right"/>
          <style:tab-stop style:position="12.488cm"/>
        </style:tab-stops>
      </style:paragraph-properties>
      <style:text-properties fo:color="#000000" style:font-name="Times New Roman" fo:font-size="10pt" style:font-name-asian="Times New Roman" style:font-size-asian="10pt" style:font-name-complex="Times New Roman" style:font-size-complex="10pt"/>
    </style:style>
    <style:style style:name="P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95cm"/>
          <style:tab-stop style:position="12.982cm"/>
        </style:tab-stops>
      </style:paragraph-properties>
      <style:text-properties fo:color="#000000" style:font-name="Times New Roman" fo:font-size="10pt" style:font-name-asian="Times New Roman" style:font-size-asian="10pt" style:font-name-complex="Times New Roman"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7.973cm"/>
        </style:tab-stops>
      </style:paragraph-properties>
      <style:text-properties fo:color="#000000" style:font-name="Times New Roman" fo:font-size="10pt" style:font-name-asian="Times New Roman" style:font-size-asian="10pt" style:font-name-complex="Times New Roman"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997cm"/>
          <style:tab-stop style:position="11.994cm"/>
        </style:tab-stops>
      </style:paragraph-properties>
      <style:text-properties fo:color="#000000" style:font-name="Times New Roman" fo:font-size="10pt" style:font-name-asian="Times New Roman" style:font-size-asian="10pt" style:font-name-complex="Times New Roman"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Times New Roman" fo:font-size="10pt" fo:font-style="italic" style:font-name-asian="Times New Roman" style:font-size-asian="10pt" style:font-style-asian="italic" style:font-name-complex="Times New Roman" style:font-size-complex="10pt" style:font-style-complex="italic"/>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0pt" fo:font-style="italic" style:font-name-asian="Times New Roman" style:font-size-asian="10pt" style:font-style-asian="italic" style:font-name-complex="Times New Roman" style:font-size-complex="10pt" style:font-style-complex="italic"/>
    </style:style>
    <style:style style:name="P1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9pt" fo:font-style="italic" style:font-name-asian="Times New Roman" style:font-size-asian="9pt" style:font-style-asian="italic" style:font-name-complex="Times New Roman" style:font-size-complex="9pt" style:font-style-complex="italic"/>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5" style:family="paragraph" style:parent-style-name="Standard">
      <style:paragraph-properties fo:margin-left="0cm" fo:margin-right="0cm" fo:margin-top="0cm" fo:margin-bottom="0cm" loext:contextual-spacing="false" fo:line-height="100%" fo:text-align="end" style:justify-single-word="false" fo:text-indent="0cm" style:auto-text-indent="false"/>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17"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properties fo:color="#000000" style:font-name="Times New Roman" fo:font-size="10pt" fo:font-weight="bold" style:font-name-asian="Times New Roman" style:font-size-asian="10pt" style:font-weight-asian="bold" style:font-name-complex="Times New Roman" style:font-size-complex="10pt" style:font-weight-complex="bold"/>
    </style:style>
    <style:style style:name="P18" style:family="paragraph" style:parent-style-name="Standard">
      <style:paragraph-properties fo:margin-left="0.423cm" fo:margin-right="0cm" fo:margin-top="0cm" fo:margin-bottom="0cm" loext:contextual-spacing="false" fo:line-height="100%" fo:text-align="justify" style:justify-single-word="false" fo:text-indent="-0.423cm" style:auto-text-indent="false"/>
      <style:text-properties fo:color="#000000" style:font-name="Times New Roman" fo:font-size="10pt" style:font-name-asian="Times New Roman" style:font-size-asian="10pt" style:font-name-complex="Times New Roman" style:font-size-complex="10pt"/>
    </style:style>
    <style:style style:name="P19" style:family="paragraph" style:parent-style-name="Standard">
      <style:paragraph-properties fo:margin-left="0.529cm" fo:margin-right="0cm" fo:margin-top="0cm" fo:margin-bottom="0cm" loext:contextual-spacing="false" fo:line-height="100%" fo:text-align="justify" style:justify-single-word="false" fo:text-indent="-0.529cm" style:auto-text-indent="false"/>
      <style:text-properties fo:color="#000000" style:font-name="Times New Roman" fo:font-size="10pt" style:font-name-asian="Times New Roman" style:font-size-asian="10pt" style:font-name-complex="Times New Roman" style:font-size-complex="10pt"/>
    </style:style>
    <style:style style:name="P20" style:family="paragraph" style:parent-style-name="Standard">
      <style:paragraph-properties fo:margin-left="0.529cm" fo:margin-right="0cm" fo:margin-top="0cm" fo:margin-bottom="0cm" loext:contextual-spacing="false" fo:line-height="100%" fo:text-align="justify" style:justify-single-word="false" fo:text-indent="0cm" style:auto-text-indent="false"/>
      <style:text-properties fo:color="#000000" style:font-name="Times New Roman" fo:font-size="10pt" style:font-name-asian="Times New Roman" style:font-size-asian="10pt" style:font-name-complex="Times New Roman" style:font-size-complex="10pt"/>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0pt" style:font-name-asian="Times New Roman" style:font-size-asian="10pt" style:font-name-complex="Times New Roman"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Times New Roman" fo:font-size="10pt" style:font-name-asian="Times New Roman" style:font-size-asian="10pt" style:font-name-complex="Times New Roman" style:font-size-complex="10pt"/>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Times New Roman" fo:font-size="10pt" style:font-name-asian="Times New Roman" style:font-size-asian="10pt" style:font-name-complex="Times New Roman"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Times New Roman" fo:font-size="12pt" style:font-name-asian="Times New Roman" style:font-size-asian="12pt" style:font-name-complex="Times New Roman" style:font-size-complex="12pt"/>
    </style:style>
    <style:style style:name="P2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26" style:family="paragraph" style:parent-style-name="Standard" style:master-page-name="PM2">
      <style:paragraph-properties fo:margin-left="0cm" fo:margin-right="0cm" fo:margin-top="0cm" fo:margin-bottom="0cm" loext:contextual-spacing="false" fo:line-height="100%" fo:text-align="center" style:justify-single-word="false" fo:text-indent="0cm" style:auto-text-indent="false" style:page-number="auto"/>
      <style:text-properties fo:color="#000000" style:font-name="Times New Roman" fo:font-size="36pt" fo:font-weight="bold" style:font-name-asian="Times New Roman" style:font-size-asian="36pt" style:font-weight-asian="bold" style:font-name-complex="Times New Roman" style:font-size-complex="36pt" style:font-weight-complex="bold"/>
    </style:style>
    <style:style style:name="P27"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properties fo:color="#000000" style:font-name="Times New Roman" fo:font-size="10pt" style:font-name-asian="Times New Roman" style:font-size-asian="10pt" style:font-name-complex="Times New Roman"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properties fo:color="#000000" style:font-name="Times New Roman" fo:font-size="10pt" fo:font-weight="bold" style:font-name-asian="Times New Roman" style:font-size-asian="10pt" style:font-weight-asian="bold" style:font-name-complex="Times New Roman" style:font-size-complex="10pt" style:font-weight-complex="bold"/>
    </style:style>
    <style:style style:name="P29"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properties fo:color="#000000" style:font-name="Times New Roman" fo:font-size="12pt" style:font-name-asian="Times New Roman" style:font-size-asian="12pt" style:font-name-complex="Times New Roman" style:font-size-complex="12pt"/>
    </style:style>
    <style:style style:name="T1" style:family="text">
      <style:text-properties fo:color="#000000" style:font-name="Times New Roman" fo:font-size="8pt" fo:font-style="italic" style:font-name-asian="Times New Roman" style:font-size-asian="8pt" style:font-style-asian="italic" style:font-name-complex="Times New Roman" style:font-size-complex="8pt" style:font-style-complex="italic"/>
    </style:style>
    <style:style style:name="T2" style:family="text">
      <style:text-properties fo:color="#000000" style:font-name="Times New Roman" fo:font-size="10pt" fo:font-weight="bold" style:font-name-asian="Times New Roman" style:font-size-asian="10pt" style:font-weight-asian="bold" style:font-name-complex="Times New Roman" style:font-size-complex="10pt" style:font-weight-complex="bold"/>
    </style:style>
    <style:style style:name="T3" style:family="text">
      <style:text-properties fo:color="#000000" style:font-name="Times New Roman" fo:font-size="10pt" style:font-name-asian="Times New Roman" style:font-size-asian="10pt" style:font-name-complex="Times New Roman" style:font-size-complex="10pt"/>
    </style:style>
    <style:style style:name="T4" style:family="text">
      <style:text-properties fo:color="#000000" style:font-name="Times New Roman" fo:font-size="10pt" officeooo:rsid="000729cd" style:font-name-asian="Times New Roman" style:font-size-asian="10pt" style:font-name-complex="Times New Roman" style:font-size-complex="10pt"/>
    </style:style>
    <style:style style:name="T5" style:family="text">
      <style:text-properties fo:color="#000000" style:font-name="Times New Roman" fo:font-size="10pt" officeooo:rsid="00089fc9" style:font-name-asian="Times New Roman" style:font-size-asian="10pt" style:font-name-complex="Times New Roman" style:font-size-complex="10pt"/>
    </style:style>
    <style:style style:name="T6" style:family="text">
      <style:text-properties fo:color="#000000" style:font-name="Times New Roman" fo:font-size="10pt" officeooo:rsid="000a74fb" style:font-name-asian="Times New Roman" style:font-size-asian="10pt" style:font-name-complex="Times New Roman" style:font-size-complex="10pt"/>
    </style:style>
    <style:style style:name="T7" style:family="text">
      <style:text-properties fo:color="#000000" style:font-name="Times New Roman" fo:font-size="10pt" officeooo:rsid="000ac238" style:font-name-asian="Times New Roman" style:font-size-asian="10pt" style:font-name-complex="Times New Roman" style:font-size-complex="10pt"/>
    </style:style>
    <style:style style:name="T8" style:family="text">
      <style:text-properties fo:color="#000000" style:font-name="Times New Roman" fo:font-size="10pt" officeooo:rsid="000c9665" style:font-name-asian="Times New Roman" style:font-size-asian="10pt" style:font-name-complex="Times New Roman" style:font-size-complex="10pt"/>
    </style:style>
    <style:style style:name="T9" style:family="text">
      <style:text-properties fo:color="#000000" style:font-name="Times New Roman" fo:font-size="10pt" officeooo:rsid="000fd774" style:font-name-asian="Times New Roman" style:font-size-asian="10pt" style:font-name-complex="Times New Roman" style:font-size-complex="10pt"/>
    </style:style>
    <style:style style:name="T10" style:family="text">
      <style:text-properties fo:color="#000000" style:font-name="Times New Roman" fo:font-size="10pt" fo:font-style="italic" style:font-name-asian="Times New Roman" style:font-size-asian="10pt" style:font-style-asian="italic" style:font-name-complex="Times New Roman" style:font-size-complex="10pt" style:font-style-complex="italic"/>
    </style:style>
    <style:style style:name="T11" style:family="text">
      <style:text-properties officeooo:rsid="000729cd"/>
    </style:style>
    <style:style style:name="T12" style:family="text">
      <style:text-properties officeooo:rsid="00089fc9"/>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officeooo:rsid="000ea34a" style:font-weight-asian="bold" style:font-weight-complex="bold"/>
    </style:style>
    <style:style style:name="T16" style:family="text">
      <style:text-properties officeooo:rsid="000a74fb"/>
    </style:style>
    <style:style style:name="T17" style:family="text">
      <style:text-properties officeooo:rsid="000c9665"/>
    </style:style>
    <style:style style:name="T18" style:family="text">
      <style:text-properties officeooo:rsid="000e0378"/>
    </style:style>
    <style:style style:name="T19" style:family="text">
      <style:text-properties officeooo:rsid="000ea3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ie Verschollenen</text:p>
      <text:p text:style-name="P3"/>
      <text:p text:style-name="P3"/>
      <text:p text:style-name="P13">Ein SF–Gruppenabenteuer für den Spielleiter und 3 bis 5 Helden der 5. bis 8. Stufe</text:p>
      <text:p text:style-name="P13"/>
      <text:p text:style-name="P13">von</text:p>
      <text:p text:style-name="P13">Matthias Schulze</text:p>
      <text:p text:style-name="P13">(Erstauflage vom 19.1.1989; Zweitauflage vom 20.12.1996)</text:p>
      <text:p text:style-name="P4"/>
      <text:p text:style-name="P4"/>
      <text:p text:style-name="P4"/>
      <text:p text:style-name="P4"/>
      <text:p text:style-name="P4"/>
      <text:p text:style-name="P14">Vorwort</text:p>
      <text:p text:style-name="P4"/>
      <text:p text:style-name="P16"><text:span text:style-name="T3">Dieses Gruppenabenteuer ist für </text:span><text:span text:style-name="T10">DSA-SF</text:span><text:span text:style-name="T3"> gemacht worden. Ein von mir entwickeltes SF-Rollenspielsystem, das voll DSA-kompatibel ist. Die Gruppe der Mitspielenden sollte einen Spielleiter und drei bis fünf Spieler umfassen. Die Helden sollten sich auf der 5. bis 8. Stufe befinden, damit sie überhaupt eine Chance haben, das Abenteuer unbeschadet zu überstehen.</text:span></text:p>
      <text:p text:style-name="P4">Mindestens einer der Spielerhelden sollte im örtlichen Raumfahrtzentrum angestellt sein. Dies erfordert die Logik des Abenteuerbandes. Weshalb sonst sollte die Raumfahrtagentur die Helden um Hilfe bitten. Die anderen Helden können bereits im Raumfahrtzentrum arbeiten oder auch erst später dazustoßen.</text:p>
      <text:p text:style-name="P4">Dieses Abenteuer ist die Neuauflage eines SF-Abenteuers, das 1989 entstand. Die Neuauflage ist im Jahre 1997 erschienen. Das Abenteuer hat also ganze 8 Jahre auf dem Buckel!</text:p>
      <text:p text:style-name="P16"><text:span text:style-name="T3">Das Abenteuer </text:span><text:span text:style-name="T10">Die Verschollenen</text:span><text:span text:style-name="T3"> sollte ursprünglich der Auftakt zu einer Abenteuerserie für das Jahr 2100 werden. Natürlich ist dies das Spieldatum, nicht wirkliche Erdenzeit ;-) Das Abenteuer hat ganze </text:span><text:span text:style-name="T4">2</text:span><text:span text:style-name="T9">6</text:span><text:span text:style-name="T3"> Seiten Text und </text:span><text:span text:style-name="T4">9</text:span><text:span text:style-name="T3"> Seiten Beilagen.</text:span></text:p>
      <text:p text:style-name="P4"/>
      <text:p text:style-name="P4"/>
      <text:p text:style-name="P4"/>
      <text:p text:style-name="P14">Raumbeschreibungen der Wohnung</text:p>
      <text:p text:style-name="P4"/>
      <text:p text:style-name="P4">Hier beginnt die Geschichte. Einer der Helden lebt in diese<text:span text:style-name="T11">r Wohnung in einem Plattenbau</text:span> und erhält Nachricht vom Raumfahrtzentrum. Dieser Teil des Abenteuers kann mit jedem Spieler durchgespielt werden, dessen Held im Raumfahrtzentrum arbeitet.</text:p>
      <text:p text:style-name="P16"><text:span text:style-name="T3">Für diesen Teil des Abenteuers wird der Grundri</text:span><text:span text:style-name="T4">ss</text:span><text:span text:style-name="T3">plan </text:span><text:span text:style-name="T10">Die Wohnung</text:span><text:span text:style-name="T3"> benötigt.</text:span></text:p>
      <text:p text:style-name="P4"/>
      <text:p text:style-name="P4"/>
      <text:p text:style-name="P2">Raum 1: Treppenhaus</text:p>
      <text:p text:style-name="P4"/>
      <text:p text:style-name="P11">Allgemeine Informationen:</text:p>
      <text:p text:style-name="P4">Hier ist niemand zu sehen, aber dir fällt auf, daß dein Briefkasten schon am überquellen ist.</text:p>
      <text:p text:style-name="P4"/>
      <text:p text:style-name="P12">Spezielle Informationen:</text:p>
      <text:p text:style-name="P4">Die Nordtür führt zu der Wohnung der ä<text:span text:style-name="T11">lteren Dame</text:span>, die <text:span text:style-name="T11">gerne</text:span> an den Türen lauscht. Schließlich muß sie ja Erzählstoff für ihre Kaffeekränzchen haben. Glücklicherweise scheint sie aber zur Zeit nicht anwesend zu sein.</text:p>
      <text:p text:style-name="P16"><text:span text:style-name="T3">Die Osttür gehört zu deiner eigenen Wohnung. Im überquellenden Briefkasten befindet sich außer den üblichen Mahnungen auch ein interessanter Brief (siehe </text:span><text:span text:style-name="T10">Der Brief</text:span><text:span text:style-name="T3">).</text:span></text:p>
      <text:p text:style-name="P5">Die Tür im Südosten führt zur Wohnung von Fredi, <text:span text:style-name="T11">Deinem Nachbarn.</text:span></text:p>
      <text:p text:style-name="P4">Die Tür im Südwesten führt natürlich auch zu einer Wohnung. Zufällig zur Wohnung des Hausmeisters.</text:p>
      <text:p text:style-name="P4">Die Aufzüge gehen schon seit Wochen nicht und bei der Treppe steht »Frisch gestrichen!«. Das ist allerdings auch schon mehrere Wochen her. Vom Fenster aus kann man auf die Straße sehen.</text:p>
      <text:p text:style-name="P4"/>
      <text:p text:style-name="P21"><text:span text:style-name="T13">Meisterinformationen:</text:span></text:p>
      <text:p text:style-name="P4">Der Brief enthält eine Einladung zum Raumfahrtzentrum, die den Einstieg in´s Abenteuer darstellt. Sorgen Sie also dafür, daß unser Held den Brief öffnet und der Einladung folgt.</text:p>
      <text:p text:style-name="P4"/>
      <text:p text:style-name="P17">Raum 2: Wohnzimmer</text:p>
      <text:p text:style-name="P4"/>
      <text:p text:style-name="P11">Allgemeine Informationen:</text:p>
      <text:p text:style-name="P4">Noch halb benommen <text:span text:style-name="T11">taumelst</text:span> du in´s Wohnzimmer und läßt dich auf einen der vier Stühle plumpsen, die um einen Glastisch stehen. In der Südostecke des Raumes steht ein hilfsbereiter Arbeitsroboter, der übrigens dir gehört. Der Arbeitsroboter fragt dich, ob er etwas für dich tun kann. Dich drängt es zum WC!</text:p>
      <text:p text:style-name="P4"/>
      <text:p text:style-name="P12">Spezielle Informationen:</text:p>
      <text:p text:style-name="P4">Aus dem Fenster kann man in eine kleine Nebenstraße sehen. Auf dem Tisch stehen eine Flasche Cognac und zwei Gläser. Daher hast du also deinen Brummschädel.</text:p>
      <text:p text:style-name="P4">Auf der südöstlichen Tür steht »WC«.</text:p>
      <text:p text:style-name="P4"/>
      <text:p text:style-name="P12">Meisterinformationen:</text:p>
      <text:p text:style-name="P4">Hier gibt es keine Meisterinformationen.</text:p>
      <text:p text:style-name="P4"/>
      <text:p text:style-name="P4"/>
      <text:p text:style-name="P2">Raum 3: Küche</text:p>
      <text:p text:style-name="P4"/>
      <text:p text:style-name="P11">Allgemeine Informationen:</text:p>
      <text:p text:style-name="P4">Hungrig wie du bist, hast du dich natürlich gleich in die Küche gestürzt.</text:p>
      <text:p text:style-name="P4"/>
      <text:p text:style-name="P12">Spezielle Informationen:</text:p>
      <text:p text:style-name="P4">Auf dem Küchentisch, hinter dem ein Fenster zum Hinterhof führt, liegen noch ein paar Reste Lasagne von gestern Abend herum. Im Regal sind Küchengeräte gestapelt, sowie einige groooße, schaaarfe Messer. Im Schrank befinden sich Schüsseln und etwas zum essen.</text:p>
      <text:p text:style-name="P4"/>
      <text:p text:style-name="P12">Meisterinformationen:</text:p>
      <text:p text:style-name="P4">Hier gibt es keine Meisterinformationen.</text:p>
      <text:p text:style-name="P4"/>
      <text:p text:style-name="P4"/>
      <text:p text:style-name="P2">Raum 4: Schlafzimmer</text:p>
      <text:p text:style-name="P4"/>
      <text:p text:style-name="P11">Allgemeine Informationen:</text:p>
      <text:p text:style-name="P4">Z . . . , schnarch . . .</text:p>
      <text:p text:style-name="P4">Plötzlich schrillt der Wecker.</text:p>
      <text:p text:style-name="P4">Du wachst auf, wirfst den Wecker ins Wasserglas und schwingst dich hoch. Mit einem fetten Kater im Genick (kein echter, aber das ist ja wohl klar), versuchst du verzweifelt, dich an den gestrigen Abend zu erinnern.</text:p>
      <text:p text:style-name="P4">Schnell schlüpfst du in deine Kleider und fällst mehr, als daß du gehst, in´s Wohnzimmer.</text:p>
      <text:p text:style-name="P4"/>
      <text:p text:style-name="P12">Spezielle Informationen:</text:p>
      <text:p text:style-name="P16"><text:span text:style-name="T3">Im Regal liegt der Tand, den du dein eigen nennst. Auf dem Schreibtisch liegen Entwürfe und Zeichnungen für dieses Abenteuer (siehe </text:span><text:span text:style-name="T10">Der Entwurf</text:span><text:span text:style-name="T3">).</text:span></text:p>
      <text:p text:style-name="P4">Im Schrank stapeln sich tausende von karierten Blättern. Auch ein kleiner Einbaucomputer und ein Drucker sind im Schrank untergebracht. Daneben stehen etliche Ordner mit Zeichnungen und ausgedruckten Texten.</text:p>
      <text:p text:style-name="P4">Am Boden liegen ein paar Kleider, ein Stuhl und ein jetzt nicht mehr ganz so voller Mülleimer.</text:p>
      <text:p text:style-name="P4"/>
      <text:p text:style-name="P12">Meisterinformationen:</text:p>
      <text:p text:style-name="P4">Hier gibt es keine Meisterinformationen.</text:p>
      <text:p text:style-name="P4"/>
      <text:p text:style-name="P4"/>
      <text:p text:style-name="P4"><text:span text:style-name="T14">Raum 5: Kammer</text:span></text:p>
      <text:p text:style-name="P4"/>
      <text:p text:style-name="P11">Allgemeine Informationen:</text:p>
      <text:p text:style-name="P4">In diesem Raum hast du wohl Müll gestapelt, so wie´s hier aussieht.</text:p>
      <text:p text:style-name="P4"/>
      <text:p text:style-name="P12">Spezielle Informationen:</text:p>
      <text:p text:style-name="P4">Die Schränke sind gerammelt vollgestopft mit Plänen und altem Gerümpel.</text:p>
      <text:p text:style-name="P4"/>
      <text:p text:style-name="P12">Meisterinformationen:</text:p>
      <text:p text:style-name="P4">Hier gibt es keine Meisterinformationen.</text:p>
      <text:p text:style-name="P4"/>
      <text:p text:style-name="P27"><text:span text:style-name="T14">Raum 6: WC</text:span></text:p>
      <text:p text:style-name="P4"/>
      <text:p text:style-name="P11">Allgemeine Informationen:</text:p>
      <text:p text:style-name="P4">Schnell stürmst du herein und setzt dich auf dein PC (Plumps Clo). Hier läßt es sich so herrlich nachgrübeln. Wie wär´s jetzt noch mit ´nem kleinen Imbi<text:span text:style-name="T12">ss</text:span>. Vom Fenster <text:span text:style-name="T12">aus </text:span>sieht man nur die Straße.</text:p>
      <text:p text:style-name="P4"/>
      <text:p text:style-name="P12">Spezielle Informationen:</text:p>
      <text:p text:style-name="P4">Hier gibt es keine Speziellen Informationen.</text:p>
      <text:p text:style-name="P4"/>
      <text:p text:style-name="P12">Meisterinformationen:</text:p>
      <text:p text:style-name="P4">Hier gibt es keine Meisterinformationen.</text:p>
      <text:p text:style-name="P4"/>
      <text:p text:style-name="P4"/>
      <text:p text:style-name="P14">Der Brief</text:p>
      <text:p text:style-name="P4"/>
      <text:p text:style-name="P4">Den Wortlaut des Briefes können sie sich selbst aus den Fingern saugen. Es geht darum, daß der Spielerheld sofort in´s Raumfahrtzentrum kommen soll. Weitere Informationen gibt es erst dort. Er soll auch etwas „Verstärkung“ in Form weiterer Helden mitnehmen. Dieser kleine Abschnitt wird dem Spieler danach vorgelesen:</text:p>
      <text:p text:style-name="P4">»Gleich nachdem du den Brief gelesen und die Mahnungen weggeschmissen hast, schnappst du dir noch schnell das nötigste und fährst zum Raumfahrtzentrum.«</text:p>
      <text:p text:style-name="P16"><text:span text:style-name="T3">Weiter geht es mit dem Abschnitt </text:span><text:span text:style-name="T10">Der Auftrag</text:span><text:span text:style-name="T3">.</text:span></text:p>
      <text:p text:style-name="P4"/>
      <text:p text:style-name="P4"/>
      <text:p text:style-name="P14">Der Entwurf</text:p>
      <text:p text:style-name="P4"/>
      <text:p text:style-name="P16"><text:span text:style-name="T3">Der Entwurf ist ein Entwurf für dieses Abenteuer. Allerdings ist er noch nicht weit fortgeschritten, enthält daher also keine nennenswerten Informationen für den Helden. Dem Spieler sollte jetzt die Beilage </text:span><text:span text:style-name="T10">Der Entwurf</text:span><text:span text:style-name="T3"> gezeigt werden.</text:span></text:p>
      <text:p text:style-name="P4"/>
      <text:p text:style-name="P4"/>
      <text:p text:style-name="P14">Der Auftrag</text:p>
      <text:p text:style-name="P4"/>
      <text:p text:style-name="P4">Ab hier spielen alle Spieler mit. Für diesen Teil des Abenteuers wird der Grundri<text:span text:style-name="T12">ss</text:span>plan <text:span text:style-name="T13">Das Ausbildungslager</text:span> benötigt.</text:p>
      <text:p text:style-name="P4"/>
      <text:p text:style-name="P4">Am Eingangstor vom Raumfahrtzentrum steht schon jemand, der euch das Auto abnimmt und euch zum Abteilungsleiter der Abteilung für bemannte Raumfahrt bringt. Hier werden euch auch eure Mitarbeiter vorgestellt, im Anschluß daran erzählt er euch dann euren Auftrag:</text:p>
      <text:p text:style-name="P4"/>
      <text:p text:style-name="P4">Am 9.10.2089, also vor ca. elf Jahren, flog ein Raumschiff mit halber Lichtgeschwindigkeit in Richtung auf das neun Lichtjahre entfernte Sonnensystem »Capella«, das wahrscheinlich bewohnt ist, da es genauso entstanden ist, wie unseres. Nach 18 Jahren sollte es also ankommen, und zehn Jahre ging auch alles gut, während die Raumfahrer auch nur halb so schnell gealtert sind, sprich fünf Jahre, wegen der Zeitverschiebung.</text:p>
      <text:p text:style-name="P4">Doch am 25.9.2099, also vor ca. einem Jahr, brach der Funkkontakt zum Raumschiff plötzlich ab und konnte bisher auch nicht wieder hergestellt werden. Nach dem Vorfall wartete die Regierung noch einen Monat und fing dann mit dem Bau eines neuen Raumschiffes an.</text:p>
      <text:p text:style-name="P4">Ihr seid hiermit beauftragt, das verschollene Raumschiff zu suchen. Sobald ihr es gefunden habt, sollt ihr den seltsamen Zwischenfall klären. Danach laßt ihr das Raumschiff seinen vorherbestimmten Weg weiterfliegen und kehrt zur Erde zurück. Falls es zu unerwarteten Zwischenfällen kommen sollte, so müßt ihr dem Raumfahrtzentrum noch rechtzeitig eine Nachricht zukommen lassen, so daß euch danach ein weiteres, dann gewarntes, Raumschiff nachfliegen kann.</text:p>
      <text:p text:style-name="P4">Solltet ihr nach 30 Jahren noch nicht wieder zurück sein, so wird man eine Flotte schicken. Falls ihr nach dem Auftrag schon reif für die Rente seid, so wird man euch eine reichliche Rente zukommen lassen. Nach dem Vortrag ließt euch euer Auftraggeber noch die drei goldenen Roboterregeln vor, nach denen sich die Roboter auf dem Raumschiff voraussichtlich richten werden:</text:p>
      <text:p text:style-name="P4"/>
      <text:p text:style-name="P19">1.)<text:tab/>Ein Roboter darf kein Menschliches Wesen verletzen oder durch Untätigkeit gestatten, daß einem Menschlichen Wesen Schaden zugefügt wird.</text:p>
      <text:p text:style-name="P19"><text:tab/>Ein Kampfroboter darf nur kein befreundetes Wesen angreifen.</text:p>
      <text:p text:style-name="P19"/>
      <text:p text:style-name="P19">2.)<text:tab/>Ein Roboter muß dem ihm von einem Menschen gegebenen Befehl gehorchen, es sei denn, ein solcher Befehl würde mit Regel eins kollidieren.</text:p>
      <text:p text:style-name="P20">Ein Roboter darf nur von den Eigenen Leuten Befehle entgegennehmen.</text:p>
      <text:p text:style-name="P19"/>
      <text:p text:style-name="P19">3.)<text:tab/>Ein Roboter muß seine Existenz beschützen, solange dieser Schutz nicht mit Regel eins oder Regel zwei kollidiert.</text:p>
      <text:p text:style-name="P18"/>
      <text:p text:style-name="P18">Änderungen sind dem Hersteller vorbehalten!</text:p>
      <text:p text:style-name="P4"/>
      <text:p text:style-name="P16"><text:span text:style-name="T3">Nachdem ihr euch dies gemerkt habt, werdet ihr auf den Flug vorbereitet und im Kampf ausgebildet (siehe </text:span><text:span text:style-name="T10">Die Ausbildung</text:span><text:span text:style-name="T3">).</text:span></text:p>
      <text:p text:style-name="P4"/>
      <text:p text:style-name="P4"/>
      <text:p text:style-name="P14"><text:soft-page-break/>Die Ausbildung</text:p>
      <text:p text:style-name="P4"/>
      <text:p text:style-name="P16"><text:span text:style-name="T3">Nach sechs Monaten habt ihr genug für eure Raummission trainiert. Jetzt kommt noch das Nahkampf </text:span><text:span text:style-name="T5">P</text:span><text:span text:style-name="T3">rogramm, für den Fall, daß ihr bei eurem Auftrag in einen Kampf verwickelt werden solltet. Nach weiteren fünf Monaten harten Trainings, steht euch nun die Abschlu</text:span><text:span text:style-name="T5">ss</text:span><text:span text:style-name="T3">prüfung bevor. Das Gelände für die Abschlu</text:span><text:span text:style-name="T5">ss</text:span><text:span text:style-name="T3">prüfung befindet sich bei eurem Ausbildungslager und ist auf der Karte </text:span><text:span text:style-name="T10">Das Ausbildungslager</text:span><text:span text:style-name="T3"> abgebildet.</text:span></text:p>
      <text:p text:style-name="P4"/>
      <text:p text:style-name="P6">1.)<text:tab/>Als erstes müßt ihr auf dem Übungsplatz (Raum 3) Schießübungen machen. Nachdem die Tafel 10 mal getroffen wurde, kommt ihr zur nächsten Übungsaufgabe.</text:p>
      <text:p text:style-name="P6"/>
      <text:p text:style-name="P6">2.)<text:tab/>Jetzt müssen sich alle im Hof (Raum 32) versammeln und versuchen, in das Haus östlich vom Übungsplatz einzudringen. Alle „Bewohner“ müssen außer Gefecht gesetzt, also gefangengenommen oder mit der Farbpatrone getroffen werden. Selbst solltet ihr euch natürlich auch nicht erwischen lassen.</text:p>
      <text:p text:style-name="P6"/>
      <text:p text:style-name="P6">3.)<text:tab/>Im Wald (Raum 33) muß die obere Gruppe an der unteren vorbeikommen, ohne entdeckt zu werden.</text:p>
      <text:p text:style-name="P6"/>
      <text:p text:style-name="P4">Nachdem ihr alle Aufgaben mit Bravour gelöst habt (versteht sich von selbst), werdet ihr zum Raumflughafen gefahren, wo man euch schon sehnsüchtig erwartet. Schließlich seid ihr die einzigen, die diese heikle Mission erfüllen können (niemand anderes hat sich bereitgefunden, die Drecksarbeit zu erledigen).</text:p>
      <text:p text:style-name="P16"><text:span text:style-name="T3">Auf der nächsten Seite folgt noch die Auflistung der Räumlichkeiten. Weiter geht´s mit dem Kapitel </text:span><text:span text:style-name="T10">Der Start: Teil I</text:span><text:span text:style-name="T3">.</text:span></text:p>
      <text:p text:style-name="P16"><text:span text:style-name="T3"/></text:p>
      <text:p text:style-name="P16"><text:span text:style-name="T3"/></text:p>
      <text:p text:style-name="P23"><text:span text:style-name="T14">Hier eine Auflistung der Räume des Ausbildungslagers:</text:span></text:p>
      <text:p text:style-name="P7"><text:tab/>1<text:tab/>Vorhof<text:tab/>12<text:tab/>Lager<text:tab/>23<text:tab/>Halle</text:p>
      <text:p text:style-name="P7"><text:tab/>2<text:tab/>Nebenhof<text:tab/>13<text:tab/>Eßraum<text:tab/>24<text:tab/>Nebenraum</text:p>
      <text:p text:style-name="P7"><text:tab/>3<text:tab/>Übungsplatz<text:tab/>14<text:tab/>Kammer<text:tab/>25<text:tab/>Flur</text:p>
      <text:p text:style-name="P7"><text:tab/>4<text:tab/>Schlafraum<text:tab/>15<text:tab/>Klo<text:tab/>26<text:tab/>Klo</text:p>
      <text:p text:style-name="P7"><text:tab/>5<text:tab/>Eßzimmer<text:tab/>16<text:tab/>Lager<text:tab/>27<text:tab/>Kammer</text:p>
      <text:p text:style-name="P7"><text:tab/>6<text:tab/>Küche<text:tab/>17<text:tab/>Schlafraum<text:tab/>28<text:tab/>Schlafraum</text:p>
      <text:p text:style-name="P7"><text:tab/>7<text:tab/>Klo<text:tab/>18<text:tab/>Zimmer<text:tab/>29<text:tab/>Vorratsraum</text:p>
      <text:p text:style-name="P7"><text:tab/>8<text:tab/>Lager<text:tab/>19<text:tab/>Zimmer<text:tab/>30<text:tab/>Schlafraum</text:p>
      <text:p text:style-name="P7"><text:tab/>9<text:tab/>Lager<text:tab/>20<text:tab/>Hinterhof<text:tab/>31<text:tab/>Lager</text:p>
      <text:p text:style-name="P7"><text:tab/>10<text:tab/>Lager<text:tab/>21<text:tab/>Müllplatz<text:tab/>32<text:tab/>Hof</text:p>
      <text:p text:style-name="P7"><text:tab/>11<text:tab/>Lager<text:tab/>22<text:tab/>Vorraum<text:tab/>33<text:tab/>Wald</text:p>
      <text:p text:style-name="P4"/>
      <text:p text:style-name="P29"><text:span text:style-name="T14">Der Start: Teil I</text:span></text:p>
      <text:p text:style-name="P4"/>
      <text:p text:style-name="P4">Als ihr wieder auf das Gelände des Raumfahrtzentrums kommt, ist bereits ein ganzes Jahr vergangen. Euer Auftraggeber empfängt Euch wieder in seinem Büro und gibt das Datum 1.10.2101 bekannt. Heute sollt ihr auf eure Mission geschickt werden.</text:p>
      <text:p text:style-name="P4">Ihr bekommt noch schnell eure Sachen und könnt aus den Ausrüstungslisten alles auswählen und kostenlos auf eure Reise mitnehmen, was der Spielleiter erlaubt. Zusätzlich gibt es für Gefechte im All für jeden von euch eine der erst kürzlich entwickelten Laserpistolen. Schließlich funktionieren Gescho<text:span text:style-name="T16">ss</text:span>waffen nicht in der Schwerelosigkeit und auf so große Entfernungen. Jede der Laserwaffen besitzt 20 Schu<text:span text:style-name="T16">ss</text:span>. Danach muß sie wieder neu aufgeladen werden. Nahrung gibt es auf dem Flug genug, so daß ihr nichts zu kaufen braucht. Bei Aufträgen außerhalb des Raumschiffes muß allerdings Nahrung mitgenommen werden.</text:p>
      <text:p text:style-name="P4">Falls die Helden in ihrem bisherigen Leben noch kein Karate konnten, so haben sie es während der einjährigen Ausbildung gelernt.</text:p>
      <text:p text:style-name="P4"/>
      <text:p text:style-name="P16"><text:span text:style-name="T3">Ihr fahrt zur Startrampe. Dort angekommen verabschiedet ihr euch von eurem Auftraggeber, euren Ausbildern und Bekannten bzw. Verwandten. Schließlich werdet ihr erst in ein paar Jahrzehnten zurückerwartet. Weiter geht es mit dem Kapitel </text:span><text:span text:style-name="T10">Die Raumfähre</text:span><text:span text:style-name="T3">.</text:span></text:p>
      <text:p text:style-name="P16"><text:span text:style-name="T3"/></text:p>
      <text:p text:style-name="P16"><text:span text:style-name="T3"/></text:p>
      <text:p text:style-name="P24"><text:span text:style-name="T14">Die Raumfähre</text:span></text:p>
      <text:p text:style-name="P4"/>
      <text:p text:style-name="P16"><text:span text:style-name="T3">Ab hier wird´s ernst! Wer jetzt nicht umkehrt, dem ist nicht mehr zu helfen. Das Abenteuer nimmt seinen Lauf. Für diesen Abschnitt des Abenteuers wird der Grundri</text:span><text:span text:style-name="T6">ss</text:span><text:span text:style-name="T3">plan </text:span><text:span text:style-name="T10">Raumschiff</text:span><text:span text:style-name="T3"> benötigt.</text:span></text:p>
      <text:p text:style-name="P4"/>
      <text:p text:style-name="P4"/>
      <text:p text:style-name="P14">Raumbeschreibungen der Raumfähre</text:p>
      <text:p text:style-name="P4"/>
      <text:p text:style-name="P4"/>
      <text:p text:style-name="P2">Raum 1: Cockpit</text:p>
      <text:p text:style-name="P4"/>
      <text:p text:style-name="P11">Allgemeine Informationen:</text:p>
      <text:p text:style-name="P4">Hier befindet sich ein großes Cockpit, über dem sich ein Sichtfenster befindet, durch das ihr den Himmel seht. Links ist die Luftschleuse, über die man auch im luftleeren Raum aussteigen kann. Rechts befindet sich dagegen die normale Eingangstür. Zwei weitere Türen führen in´s WC und in die Unterkunft.</text:p>
      <text:p text:style-name="P4"/>
      <text:p text:style-name="P12">Spezielle Informationen:</text:p>
      <text:p text:style-name="P4">Im Schaltpult sind die gesamten Daten und das Logbuch gespeichert. Alles liegt auf Knopfdruck zum Abruf bereit. Die zwei Sessel sind drehbar, aber am Boden Festgeschraubt.</text:p>
      <text:p text:style-name="P4"/>
      <text:p text:style-name="P12">Meisterinformationen:</text:p>
      <text:p text:style-name="P4">Hier gibt es keine Meisterinformationen.</text:p>
      <text:p text:style-name="P4"/>
      <text:p text:style-name="P4"/>
      <text:p text:style-name="P4"><text:span text:style-name="T14">Raum 2: Unterkunft</text:span></text:p>
      <text:p text:style-name="P4"/>
      <text:p text:style-name="P11">Allgemeine Informationen:</text:p>
      <text:p text:style-name="P4">Hier müßt ihr die meiste Zeit der nächsten Jahre verbringen. Eine unmenschliche Unterbringung, so eingepfercht leben zu müssen. Aber die Raumfahrtbehörde muß eben sparen. Aus dem Fenster kann man sehen, wie die Fahrzeuge gerade das Startgelände verlassen.</text:p>
      <text:p text:style-name="P4"/>
      <text:p text:style-name="P12">Spezielle Informationen:</text:p>
      <text:p text:style-name="P4">In dieser engen Kammer müssen bis zu drei Raumfahrer unterkommen. Im Schrank befindet sich die gesamte Ausrüstung der Heldengruppe. Also Waffen, Werkzeug, Nahrung, Kleidung und anderes. Am Arbeitsplatz vor der Westwand kann gegessen und gearbeitet werden.</text:p>
      <text:p text:style-name="P4"/>
      <text:p text:style-name="P12">Meisterinformationen:</text:p>
      <text:p text:style-name="P4">Hier gibt es keine Meisterinformationen.</text:p>
      <text:p text:style-name="P4"/>
      <text:p text:style-name="P27"><text:span text:style-name="T14">Raum 3: Klo</text:span></text:p>
      <text:p text:style-name="P4"/>
      <text:p text:style-name="P11">Allgemeine Informationen:</text:p>
      <text:p text:style-name="P16"><text:span text:style-name="T3">Ihr werdet gerade wieder in´s Cockpit gerufen (siehe </text:span><text:span text:style-name="T10">Der Start: Teil II</text:span><text:span text:style-name="T3">).</text:span></text:p>
      <text:p text:style-name="P4"/>
      <text:p text:style-name="P12">Spezielle Informationen:</text:p>
      <text:p text:style-name="P4">Hier befinden sich eine Kloschüssel und ein Waschbecken. Eine sehr spartanische Ausstattung, schließlich muß man hier seine Notdurft verrichten, sich Waschen, die Wäsche waschen, das Geschirr sauber machen, usw.</text:p>
      <text:p text:style-name="P4"/>
      <text:p text:style-name="P12">Meisterinformationen:</text:p>
      <text:p text:style-name="P4">Die Tür zu diesem Raum kann wieder Erwarten nicht verschlossen werden. Es könnte ja jemand auf dem Klo einen Herzinfarkt bekommen. Von da an wäre es unmöglich, ins Klo zu gelangen. Ein unschöner Gedanke.</text:p>
      <text:p text:style-name="P4"/>
      <text:p text:style-name="P4"/>
      <text:p text:style-name="P4"/>
      <text:p text:style-name="P14">Der Start: Teil II</text:p>
      <text:p text:style-name="P4"/>
      <text:p text:style-name="P4">Als ihr gerufen werdet, geht ihr schnell in´s Cockpit, setzt euch auf eure Plätze und schnallt euch an. Ihr werdet erst aufgefordert, alle Geräte zu überprüfen. Nachdem ihr alles überprüft habt, fragt man euch, ob alles in Ordnung ist. Nachdem ihr dies mit ja beantwortet habt, hört ihr aus dem Lautsprecher den Countdown. Nach etwa fünf Minuten fehlen noch zehn Sekunden bis zum Start. Ihr konzentriert euch auf die Anzeigen, denkt noch einmal über euren Auftrag nach und wartet auf den Start.</text:p>
      <text:p text:style-name="P4">Bei null angekommen, zünden die Antriebsraketen endlich und heben das Raumschiff langsam gen Himmel. Die Geschwindigkeitsanzeige schnellt innerhalb von 30 Sekunden von 0 auf 1.000 km/h, so daß es euch in die Sitze preßt. In den nächsten fünf Minuten erhöht sich eure Geschwindigkeit auf 500.000 km/h.</text:p>
      <text:p text:style-name="P4"/>
      <text:p text:style-name="P4"/>
      <text:p text:style-name="P14">Der Flug</text:p>
      <text:p text:style-name="P4"/>
      <text:p text:style-name="P4">Als ihr aus der Erdatmosphäre austretet, läßt endlich der Druck in den Ohren nach und eine Stimme, die von eurem Auftraggeber stammt: »Bitte melden sie sich, ist alles klar da oben?«.</text:p>
      <text:p text:style-name="P4">Als ihr nach weiteren fünf Stunden den Mond hinter euch gelassen habt, habt ihr bereits auf halbe Lichtgeschwindigkeit beschleunigt und jeder geht seinen eigenen Beschäftigungen nach. Nach einer kurzen Berechnung stellt ihr fest, daß ihr in 36 Stunden das Sonnensystem verlassen werdet. Ihr beschließt daher, euch noch etwas auf´s Ohr zu legen.</text:p>
      <text:p text:style-name="P4">Irgendwann später wacht ihr auf und stellt fest, daß es noch etwa sechs Stunden dauern wird, bis ihr das Sonnensystem verlassen werdet. Ihr habt zwar nur zwölf Stunden geschlafen, außerhalb des Raumschiffes sind dagegen 24 Stunden vergangen. Wegen der Zeitverschiebung, die durch die Einsteinsche Relativitätstheorie erklärt wird, vergeht in eurem Raumschiff nur halb soviel Zeit wie außerhalb des Raumschiffes, daher altert ihr natürlich auch nur halb so schnell, wie eure Mitmenschen.</text:p>
      <text:p text:style-name="P4">Nach fünf Jahren Bordzeit (das Alter der Helden um fünf Jahre erhöhen) und zehn Jahren Erdstandardzeit, erreicht ihr die Stelle, an der der Funkkontakt mit dem Raumschiff eurer Vorgänger abbrach.</text:p>
      <text:p text:style-name="P4">Eines Tages werdet ihr unsanft aus eurem 24-Stunden Schlaf geweckt, als plötzlich die Alarmsirene eures Raumschiffes ertönt. Der Funkkontakt zu eurer Bodenstation ist abgebrochen, es ist nur Rauschen zu hören. Außerdem zeigen die Radarschirme ein riesiges Raumschiff an, das sich euch nach kurzem Kurswechsel von hinten mit Lichtgeschwindigkeit nähert. Es ist noch etwa eine Lichtstunde von euch entfernt. Nach etwa 90 Minuten ist das fremde Raumschiff bereits bis auf wenige Lichtminuten an euch herangekommen. Trotz gekonnter Schlenker hat sich euch das feindliche Raumschiff nach wenigen Minuten bis auf Sichtkontakt genähert.</text:p>
      <text:p text:style-name="P4">Das fremde Raumschiff ist in etwa 360 Meter lang und 200 Meter breit. Dagegen ist euer Raumschiff gerade mal eben 20 Meter lang und sechs Meter breit. Die Höhe eures Raumfloßes beträgt drei Meter. Plötzlich wird euer Raumschiff wie von unsichtbarer Hand in die Nähe des Hauptgebäudes des fremden Raumschiffes gezogen und bleibt etwa fünf Meter über dem Dach stehen. So sehr ihr euch auch bemüht, ihr kommt nicht mehr vom Fangstrahl los und der Funkkontakt zur Erde bleibt gestört. Es bleibt euch nicht viel mehr übrig, als auszusteigen und euer Glück oder Unglück in dem fremden Raumschiff zu suchen. Allerdings dürfte dies nicht einfach für euch werden, da eure Ankunft sicherlich nicht verborgen geblieben ist.</text:p>
      <text:p text:style-name="P4"/>
      <text:p text:style-name="P29"><text:span text:style-name="T14">Das Raumschiff</text:span></text:p>
      <text:p text:style-name="P4"/>
      <text:p text:style-name="P4">Und hier beginnt das eigentliche Abenteuer. Für diesen Abschnitt des Abenteuers werden die Beilagen <text:span text:style-name="T13">Das Raumschiff</text:span> sowie <text:span text:style-name="T13">Türöffnungen und Anderes</text:span> benötigt. Ebenso die Grundrisse <text:span text:style-name="T13">Raumschiff Dach, Raumschiff 45. Stock und Raumschiff 44. Stock</text:span></text:p>
      <text:p text:style-name="P16"><text:span text:style-name="T3">Die Himmelsrichtung Norden bedeutet hier die Fahrtrichtung des Raumschiffs, also Richtung vorne. Das Aussehen des Raumschiffs ist relativ unwichtig, aber man kann auf dem Blatt </text:span><text:span text:style-name="T10">Das Raumschiff</text:span><text:span text:style-name="T3"> nachschauen. Das Abenteuer beginnt auf dem Dach (Raum 0) vom Gebäude, das mit einem roten Kreuz markiert ist. Falls jemand nicht weiß, was ein Symbol bedeutet, kann er in der </text:span><text:span text:style-name="T10">Zeichenerklärung</text:span><text:span text:style-name="T3"> nachschauen. Die Werte der Roboter in den einzelnen Etagen sind im Anhang aufgelistet.</text:span></text:p>
      <text:p text:style-name="P16"><text:span text:style-name="T3">Was den Aufbau von Fenstern, Türen und anderem angeht, kann auf dem Blatt </text:span><text:span text:style-name="T10">Zusätze</text:span><text:span text:style-name="T3"> nachgesehen werden (z.B. wenn man eine Tür aufbrechen will). Die roten Striche sind Laser. Von außen besteht ein Fenster aus Glas, während innen eine Laserwand ist. Eine Laserschranke oder Tür kann durch einen Code geöffnet werden. Die </text:span><text:span text:style-name="T7">C</text:span><text:span text:style-name="T3">odetafel ist für das Öffnen zuständig. Zur Not kann auch die Austrittsöffnung eines Lasers zerschossen werden, wodurch dieser Laser ausfällt. Auf diese Weise kann eine Laserschranke Stück für Stück unbrauchbar gemacht werden. Dies braucht aber eine Weile und kann deshalb nur in aller Ruhe und nicht auf der Flucht gemacht werden.</text:span></text:p>
      <text:p text:style-name="P4"/>
      <text:p text:style-name="P4"/>
      <text:p text:style-name="P14">Raumbeschreibungen des Raumschiffs</text:p>
      <text:p text:style-name="P4"/>
      <text:p text:style-name="P4"/>
      <text:p text:style-name="P2">Raum 0: Dach</text:p>
      <text:p text:style-name="P4"/>
      <text:p text:style-name="P11">Allgemeine Informationen:</text:p>
      <text:p text:style-name="P4">Langsam schwebt ihr auf das Dach des Hauptgebäudes zu. Um euch herum herrscht absolute Stille, da das Vakuum keinen Schall überträgt. Ihr könnt im Süden des Daches eine kleine Aufbaute erkennen, von der ein schwaches Licht ausgeht.</text:p>
      <text:p text:style-name="P4">Als ihr auf dem Dach landet, bemerkt ihr eine angenehme Schwerkraft, die in etwa der auf der Erde entspricht. Die Bodenverkleidung besteht nach Eurer Einschätzung aus gewöhnlichem Stahl, der im All logischerweise eh nicht rosten <text:s/>kann (also keine Gefahr von wegen Rostlöchern). Ihr geht auf eines der zwei verspiegelten Fenster im Norden der Aufbaute zu, aus dem allerdings nur etwas Licht nach außen sickert, woraufhin ihr beschließt, gegen den Uhrzeigersinn um die Aufbaute zu gehen. Im Westen befindet sich noch ein weiteres, größeres, verspiegeltes Fenster, sowie noch im Süden zwei. Erst im Osten stoßt ihr neben noch einem großen verspiegelten Fenster noch auf eine Luftschleuse, die ins innere der Aufbaute führen sollte. Sie sieht, wie der Rest des Raumschiffes, ziemlich massiv aus und ließe sich sicherlich nicht aufschießen. Doch als ihr euch der Schleuse bis auf wenige Entfernung genähert habt, öffnet sie sich wie auf ein geheimes Zeichen hin, so daß ihr eintreten könnt.</text:p>
      <text:p text:style-name="P4"/>
      <text:p text:style-name="P4"/>
      <text:p text:style-name="P4"><text:span text:style-name="T14">Raum 1: Luftschleuse</text:span></text:p>
      <text:p text:style-name="P4"/>
      <text:p text:style-name="P11">Allgemeine Informationen:</text:p>
      <text:p text:style-name="P4">Während ihr eintretet, schlägt euch ein verhältnismäßig grelles Licht entgegen, als ihr plötzlich aufschreckt: Euer vorderster Mann wäre beinahe in eine Laserwand gelaufen,die euch ungefähr in der Mitte der Schleuse den Weg versperrt. Gegenüber schließt ein Tor den Raum ab. Das Tor hinter euch hat sich bereits wieder verschlossen. Da ihr euch nun in luftgefüllten Räumen befindet, könnt ihr jetzt ruhig eure Raumanzüge ausziehen.</text:p>
      <text:p text:style-name="P4"/>
      <text:p text:style-name="P12">Meisterinformationen:</text:p>
      <text:p text:style-name="P4">Die Luft ist nahezu geruchlos. Die Schleuse mißt zirka 2·3·2 Meter. An Wänden, Boden und Decke, die mit Aluminium (nichtrostend) verkleidet sind, ist keinerlei Ritze oder Vorsprung festzustellen. Das Fenster in der Südwand besteht aus Panzerglas, das an den Rändern mit der Wand verwachsen zu sein scheint, wovor eine Laserwand jede Berührung mit selbigem verhindert. Es ist unmöglich, eine Lichtquelle auszumachen, da es von überallher zu kommen scheint.</text:p>
      <text:p text:style-name="P4">Die Laserwand besteht aus unzähligen kleinen Laserstrahlen. Rechts neben der Laserwand befindet sich eine kleine <text:span text:style-name="T17">C</text:span>odetafel mit Digitalanzeige, in welche <text:s/>der richtige Kode zum öffnen der Laserwand eingegeben werden muß. Nach drei falschen Eingaben kann die Laserwand für etwa eine halbe Stunde nicht mehr geöffnet werden. Da die Helden unter diesen Umständen niemals weder den richtigen fünfstelligen <text:span text:style-name="T17">C</text:span>ode herausfinden noch genügend Spiegel zum umlenken der Strahlen finden werden, wird ihnen nichts anderes übrigbleiben, als jeden einzelnen Strahl am Ausgang umzulenken. Nachdem die Helden die Laserschranke passiert haben, können sie sich an der Doppeltür versuchen. Auch diese wird durch eine <text:span text:style-name="T17">C</text:span>odetafel geöffnet. Allerdings ist dieser seltsamerweise bereits eingegeben. Sobald einer der Helden die Entertaste drückt, öffnet sich die Doppeltür und Raum 2 kann betreten werden.</text:p>
      <text:p text:style-name="P4"/>
      <text:p text:style-name="P27"><text:span text:style-name="T14">Raum 2: Treppenhaus</text:span></text:p>
      <text:p text:style-name="P4"/>
      <text:p text:style-name="P11">Allgemeine Informationen:</text:p>
      <text:p text:style-name="P4">Sobald ihr durch die Tür tretet, seht ihr euch einer weiteren Laserschranke gegenüber, hinter der ein Kampfroboter steht, der seinen Laser auf euch richtet.</text:p>
      <text:p text:style-name="P4"/>
      <text:p text:style-name="P12">Meisterinformationen:</text:p>
      <text:p text:style-name="P4">Am besten springt der anvisierte Held zur Seite und die anderen feuern auf den Roboter. Wenn er dann kaputt ist, müssen sie die Lichtschranke wie die vorherige passieren.</text:p>
      <text:p text:style-name="P4"/>
      <text:p text:style-name="P11">Allgemeine Informationen:</text:p>
      <text:p text:style-name="P4">In der Westwand befinden sich zwei Aufzüge und eine Tür. Plötzlich ertönt eine Sirene und die Aufzüge fahren nach unten. Im Osten des Raumes führt eine Treppe nach unten. Außerdem sind im Raum noch ein Arbeitsroboter und eine ausgeschaltete Kampfmaschine.</text:p>
      <text:p text:style-name="P4">Nach einer Weile kommen die zwei Aufzüge bereits wieder nach oben.</text:p>
      <text:p text:style-name="P4"/>
      <text:p text:style-name="P12">Spezielle Informationen:</text:p>
      <text:p text:style-name="P4">Wenn die Helden nicht gleich die Treppe herunter stürmen, werden sie von den heraufkommenden zwei Kampfrobotern gefangengenommen und in Zelle 19 gesperrt. Der Arbeitsroboter macht den Helden nichts, hilft aber deren Verfolgern.</text:p>
      <text:p text:style-name="P4"/>
      <text:p text:style-name="P12">Meisterinformationen:</text:p>
      <text:p text:style-name="P4">Die Kampfmaschine ist ausgeschaltet, läßt sich aber mit dem Kode 129, den die Helden selbst herausfinden müssen, in Betrieb nehmen und kann dann von ihnen im Kampf eingesetzt werden.</text:p>
      <text:p text:style-name="P4"/>
      <text:p text:style-name="P4"/>
      <text:p text:style-name="P2">Raum 3: Kontrollraum</text:p>
      <text:p text:style-name="P4"/>
      <text:p text:style-name="P11">Allgemeine Informationen:</text:p>
      <text:p text:style-name="P4">Im Raum seht ihr einen Arbeitsroboter, der vor einem Schaltpult steht. Die Wand dahinter besteht aus einem Fenster, durch das man ins All sieht. Als ihr den Raum betretet, dreht sich der Roboter zu euch um und verlangt nach eurem Ausweis.</text:p>
      <text:p text:style-name="P4"/>
      <text:p text:style-name="P21"><text:span text:style-name="T13">Spezielle Informationen:</text:span></text:p>
      <text:p text:style-name="P4">Falls sie Helden einen Ausweis haben, können sie am Schaltpult Auskunft über das Raumschiff einholen. Falls die Helden keinen haben, versperrt der Roboter ihnen den Weg. Falls der Roboter gewaltsam beseitigt wurde, muß der <text:span text:style-name="T17">C</text:span>ode 456 eingegeben werden, um das Schaltpult benutzen zu können. Diesen <text:span text:style-name="T17">C</text:span>ode werden die Helden selbst herausfinden müssen.</text:p>
      <text:p text:style-name="P4"/>
      <text:p text:style-name="P12">Meisterinformationen:</text:p>
      <text:p text:style-name="P4">Vom Schaltpult aus werden die Schleuse und alle anderen Räume im Dachgeschoß des Raumschiffs überwacht. Falls die Helden verfolgt werden, als sie diesen Raum betreten, werden sie nun eingeholt und in Zelle 19 gesperrt. Falls sie bereits in dieser Zelle waren, so werden sie in Raum 20, 21, 22 und danach in die Müllpresse (Raum 54) gesperrt. Falls die Helden danach erneut irgendwo erwischt werden, werden sie einfach erschossen.</text:p>
      <text:p text:style-name="P4"/>
      <text:p text:style-name="P4"/>
      <text:p text:style-name="P2">Raum 4: Treppenhaus</text:p>
      <text:p text:style-name="P4"/>
      <text:p text:style-name="P11">Allgemeine Informationen:</text:p>
      <text:p text:style-name="P4">Im Süden befindet sich ein Erker mit Fenstern, durch die das Weltall zu sehen ist. Eine Laserschranke blockiert die Öffnung zu Gang 34.</text:p>
      <text:p text:style-name="P4"/>
      <text:p text:style-name="P12">Spezielle Informationen:</text:p>
      <text:p text:style-name="P4">Wenn die Helden zum ersten mal hier sind, sind die zwei Kampfroboter oben. Der Arbeitsroboter ruft sofort die Kampfroboter, wenn er die Helden sieht.</text:p>
      <text:p text:style-name="P4">Wenn die Helden schon mal hier waren, steht der Arbeitsroboter in der Ecke und die zwei Kampfroboter bewachen die Türen. Der linke Kampfroboter schaut zur Laserschranke, die auf Gang 34 mündet. Der rechte Kampfroboter schaut zur rechten Tür. Der Arbeitsroboter schaut zur linken Tür. Dies können die Roboter natürlich nur, wenn sie noch nicht vernichtet wurden.</text:p>
      <text:p text:style-name="P4">Die beiden Türen sind unverschlossen.</text:p>
      <text:p text:style-name="P4"/>
      <text:p text:style-name="P12">Meisterinformationen:</text:p>
      <text:p text:style-name="P4">Falls die Helden durch eine Tür kommen, schießt in der ersten Kampfrunde nur der Roboter auf sie ,der sie gesehen hat, und erst ab der nächsten schießen alle auf die Helden. Der Arbeitsroboter kann nicht schießen.</text:p>
      <text:p text:style-name="P4"/>
      <text:p text:style-name="P27"><text:span text:style-name="T14">Raum 5: Wohnzimmer</text:span></text:p>
      <text:p text:style-name="P4"/>
      <text:p text:style-name="P11">Allgemeine Informationen:</text:p>
      <text:p text:style-name="P4">Als ihr durch die Tür tretet, werdet ihr das Gefühl nicht los, etwas falsch gemacht zu haben. Der Raum ist ziemlich stark belebt mit Maschinen. Plötzlich seht ihr aus dem Augenwinkel heraus einen Menschen!</text:p>
      <text:p text:style-name="P4">Ihr wißt zwar nicht, woher der kommen könnte, aber auf jeden Fall müßt ihr jetzt gegen einen Kampfroboter, einen Komplexen Roboter und den Menschen kämpfen, falls ihr nicht gefangengenommen werden wollt.</text:p>
      <text:p text:style-name="P4"/>
      <text:p text:style-name="P12">Spezielle Informationen:</text:p>
      <text:p text:style-name="P4">Die Werte des Menschen, der anscheinend der Anführer ist, hat bei allen Fertigkeiten den Wert 20. Seite TP sind 15W+15, sein RS 20. Außerdem setzt er seine PSI–Kräfte gegen die Helden ein.</text:p>
      <text:p text:style-name="P4">Im Erker steht ein Arbeitsroboter, der die Helden aufmerksam beobachtet. Im Südosten des Raumes steht ein Schaltpult, an dem Daten abgezapft werden können. Z.B. der Kode für die Tür zu Raum 27. Im Regal an der Ostwand befinden sich Daten–CD´s. Auf dem Schreibtisch im Westen stehen ein Computer, ein CD–Laufwerk, eine Wechselplatte, ein Laserdrucker, ein Farbmonitor und ein Flachbettscanner. In einer Schreibtischecke liegt ein Auswei<text:span text:style-name="T17">s</text:span> für die Tür zu Raum 3. Das Bett ist ungemacht. Im Schrank sind Kleider und anderes Gerümpel. Auf der Tür im <text:span text:style-name="T17">N</text:span>ordwesten steht ´Badezimmer´. Außerdem steht noch ein Sessel vor dem Schreibtisch.</text:p>
      <text:p text:style-name="P4"/>
      <text:p text:style-name="P12">Meisterinformationen:</text:p>
      <text:p text:style-name="P4">Der Mensch kann nicht umgebracht werden, er flieht einfach rechtzeitig zu Raum 29. Falls die Helden hier in einen Kampf geraten, so holt der Arbeitsroboter Hilfe. Sobald alle Gegner ausgeschaltet wurden, können die Helden den Raum in aller Ruhe untersuchen.</text:p>
      <text:p text:style-name="P4"/>
      <text:p text:style-name="P4"/>
      <text:p text:style-name="P4"><text:span text:style-name="T14">Raum 6: Badezimmer</text:span></text:p>
      <text:p text:style-name="P4"/>
      <text:p text:style-name="P11">Allgemeine Informationen:</text:p>
      <text:p text:style-name="P4">Ihr kommt in einen Raum, der völlig mit blauen Kacheln ausgekleidet ist und in dem es nach Kräutern riecht.</text:p>
      <text:p text:style-name="P4"/>
      <text:p text:style-name="P12">Spezielle Informationen:</text:p>
      <text:p text:style-name="P4">Im Osten steht eine Badewanne, in der warmes Wasser eingelassen ist. Hinter einem transparenten Vorhang ist die Dusche. Das Klo ist mit zahlreichen Klosprüchen versehen.</text:p>
      <text:p text:style-name="P4"/>
      <text:p text:style-name="P12">Meisterinformationen:</text:p>
      <text:p text:style-name="P4">Aus dem Waschbecken kommt warmes Wasser. Die Lüftung bläst auf Hochtouren.</text:p>
      <text:p text:style-name="P4"/>
      <text:p text:style-name="P4"/>
      <text:p text:style-name="P2">Raum 7: Lager</text:p>
      <text:p text:style-name="P4"/>
      <text:p text:style-name="P11">Allgemeine Informationen:</text:p>
      <text:p text:style-name="P4">Dieser Raum ist bis auf vier Schränke völlig leer.</text:p>
      <text:p text:style-name="P4"/>
      <text:p text:style-name="P12">Spezielle Informationen:</text:p>
      <text:p text:style-name="P4">Die Südtür ist verschlossen. In den Schränken sind die verschiedensten Werkzeuge, vom Handbohrer bis zur Kettensäge und ähnliches. In einem Schrank ist ein Zettel mit folgendem Text: »Der Kode für die Südtüren der Räume 8, 9, 10 und 11 ist 3527,0:15«</text:p>
      <text:p text:style-name="P4"/>
      <text:p text:style-name="P12">Meisterinformationen:</text:p>
      <text:p text:style-name="P4">Hier gibt es keine Meisterinformationen.</text:p>
      <text:p text:style-name="P4"/>
      <text:p text:style-name="P4"/>
      <text:p text:style-name="P2">Raum 8: Lager</text:p>
      <text:p text:style-name="P4"/>
      <text:p text:style-name="P11">Allgemeine Informationen:</text:p>
      <text:p text:style-name="P4">Dieser Raum ist bis auf vier Schränke völlig leer.</text:p>
      <text:p text:style-name="P4"/>
      <text:p text:style-name="P12">Spezielle Informationen:</text:p>
      <text:p text:style-name="P4">Die Südtür ist verschlossen. In den Schränken ist Nahrung gelagert. Unter anderem Nahrungskonzentrat für Notzeiten, aber auch Lasagne und ähnliches.</text:p>
      <text:p text:style-name="P4"/>
      <text:p text:style-name="P12">Meisterinformationen:</text:p>
      <text:p text:style-name="P4">Hier gibt es keine Meisterinformationen.</text:p>
      <text:p text:style-name="P4"/>
      <text:p text:style-name="P27"><text:span text:style-name="T14">Raum 9: Lager</text:span></text:p>
      <text:p text:style-name="P4"/>
      <text:p text:style-name="P11">Allgemeine Informationen:</text:p>
      <text:p text:style-name="P4">Dieser Raum ist bis auf vier Schränke völlig leer.</text:p>
      <text:p text:style-name="P4"/>
      <text:p text:style-name="P12">Spezielle Informationen:</text:p>
      <text:p text:style-name="P16"><text:span text:style-name="T3">Die Südtür ist verschlossen. Die Schränke enthalten Ausrüstung. Jeder kann unter der Ausrüstung (siehe </text:span><text:span text:style-name="T10">Ausrüstungslisten</text:span><text:span text:style-name="T3"> im SF-Rollenspiel) frei wählen und so viel nehmen, wie er tragen kann.</text:span></text:p>
      <text:p text:style-name="P4"/>
      <text:p text:style-name="P12">Meisterinformationen:</text:p>
      <text:p text:style-name="P4">Hier gibt es keine Meisterinformationen.</text:p>
      <text:p text:style-name="P4"/>
      <text:p text:style-name="P4"/>
      <text:p text:style-name="P4"><text:span text:style-name="T14">Raum 10: Lager</text:span></text:p>
      <text:p text:style-name="P4"/>
      <text:p text:style-name="P11">Allgemeine Informationen:</text:p>
      <text:p text:style-name="P4">Dieser Raum ist bis auf vier Schränke völlig leer.</text:p>
      <text:p text:style-name="P4"/>
      <text:p text:style-name="P12">Spezielle Informationen:</text:p>
      <text:p text:style-name="P16"><text:span text:style-name="T3">Die Südtür ist verschlossen. Die Schränke enthalten Ausrüstung. Jeder kann unter der Ausrüstung (siehe </text:span><text:span text:style-name="T10">Ausrüstungslisten</text:span><text:span text:style-name="T3"> im SF-Rollenspiel) frei wählen und so viel nehmen, wie er tragen kann.</text:span></text:p>
      <text:p text:style-name="P4"/>
      <text:p text:style-name="P12">Meisterinformationen:</text:p>
      <text:p text:style-name="P4">Hier gibt es keine Meisterinformationen.</text:p>
      <text:p text:style-name="P4"/>
      <text:p text:style-name="P4"/>
      <text:p text:style-name="P2">Raum 11: Lager</text:p>
      <text:p text:style-name="P4"/>
      <text:p text:style-name="P11">Allgemeine Informationen:</text:p>
      <text:p text:style-name="P4">Dieser Raum ist bis auf vier Schränke völlig leer.</text:p>
      <text:p text:style-name="P4"/>
      <text:p text:style-name="P12">Spezielle Informationen:</text:p>
      <text:p text:style-name="P4">Die Südtür ist verschlossen. In den Schränken ist Nahrung gelagert. Unter anderem Nahrungskonzentrat für Notzeiten, aber auch Lasagne und ähnliches.</text:p>
      <text:p text:style-name="P4"/>
      <text:p text:style-name="P12">Meisterinformationen:</text:p>
      <text:p text:style-name="P4">Hier gibt es keine Meisterinformationen.</text:p>
      <text:p text:style-name="P4"/>
      <text:p text:style-name="P4"/>
      <text:p text:style-name="P2">Raum 12: Lager</text:p>
      <text:p text:style-name="P4"/>
      <text:p text:style-name="P11">Allgemeine Informationen:</text:p>
      <text:p text:style-name="P4">Dieser Raum ist bis auf vier Schränke völlig leer.</text:p>
      <text:p text:style-name="P4"/>
      <text:p text:style-name="P12">Spezielle Informationen:</text:p>
      <text:p text:style-name="P4">Die Südtür ist verschlossen. In den Schränken sind die verschiedensten Werkzeuge, vom Handbohrer bis zur Kettensäge und ähnliches.</text:p>
      <text:p text:style-name="P4"/>
      <text:p text:style-name="P12">Meisterinformationen:</text:p>
      <text:p text:style-name="P4">Hier gibt es keine Meisterinformationen.</text:p>
      <text:p text:style-name="P4"/>
      <text:p text:style-name="P4"/>
      <text:p text:style-name="P2">Raum 13: Teleporter</text:p>
      <text:p text:style-name="P4"/>
      <text:p text:style-name="P11">Allgemeine Informationen:</text:p>
      <text:p text:style-name="P4">Als ihr den Raum betretet, ballert euch ein Kampfroboter entgegen, der in im Erker steht.</text:p>
      <text:p text:style-name="P4"/>
      <text:p text:style-name="P12">Spezielle Informationen:</text:p>
      <text:p text:style-name="P4">An der Westwand befinden sich zwei Schaltpulte, an denen zwei Arbeitsroboter stehen, die den Teleporter steuern. Im Osten sind der Sender und der Empfänger des Teleporters.</text:p>
      <text:p text:style-name="P4"/>
      <text:p text:style-name="P12">Meisterinformationen:</text:p>
      <text:p text:style-name="P4">Wer sich in den Sender stellt, kann an jede beliebige Teleporterstation im Raumschiff teleportiert werden. Wer sich hierher teleportieren läßt, landet im Empfänger.</text:p>
      <text:p text:style-name="P4">Wenn die Helden die Nummer 999 im Schaltpult eingeben, können sie sich ein Stockwerk tiefer teleportieren und erfahren außerdem noch, daß sich die Tür zu Raum 5 mit Kode 357 öffnen läßt.</text:p>
      <text:p text:style-name="P27"><text:span text:style-name="T14">Raum 14: Materiallager</text:span></text:p>
      <text:p text:style-name="P4"/>
      <text:p text:style-name="P11">Allgemeine Informationen:</text:p>
      <text:p text:style-name="P4">In diesem Raum ist niemand zu sehen.</text:p>
      <text:p text:style-name="P4"/>
      <text:p text:style-name="P12">Spezielle Informationen:</text:p>
      <text:p text:style-name="P4">Der Raum enthält acht Schränke, einen Tisch und einen Arbeitsroboter mit einem Hilfswagen. In den Schränken sind Ersatzteile aller Art. Auf dem Tisch befindet sich ein elektronisches Notizbuch mit den Daten der hier gelagerten Ersatzteile.</text:p>
      <text:p text:style-name="P4"/>
      <text:p text:style-name="P12">Meisterinformationen:</text:p>
      <text:p text:style-name="P4">Falls den Helden ein Roboter beschädigt worden ist, wird er von dem Arbeitsroboter repariert. Wenn die Helden ein wenig in der Datenbank des elektronischen Notizbuches herumsuchen, können sie dort auch noch den <text:span text:style-name="T17">C</text:span>ode für die Türen der Räume 15 und 25 finden.</text:p>
      <text:p text:style-name="P4"/>
      <text:p text:style-name="P4"/>
      <text:p text:style-name="P2">Raum 15: Schadensüberwachung I</text:p>
      <text:p text:style-name="P4"/>
      <text:p text:style-name="P11">Allgemeine Informationen:</text:p>
      <text:p text:style-name="P4">Hier steht ein Roboter vor einem Schaltpult, am dem sich zahlreiche Monitore befinden. Der Arbeitsroboter am Schaltpult beachtet euch nicht.</text:p>
      <text:p text:style-name="P4"/>
      <text:p text:style-name="P12">Spezielle Informationen:</text:p>
      <text:p text:style-name="P4">Auf einem der Monitore ist ein Defekt angezeigt. Ein kleiner Au<text:span text:style-name="T17">ss</text:span>enhüllenbruch in einem der Unterdecks, der durch einen kleinen Meteoriten verursacht wurde.</text:p>
      <text:p text:style-name="P4"/>
      <text:p text:style-name="P12">Meisterinformationen:</text:p>
      <text:p text:style-name="P4">Der Schaden ist weit weg und wird zum anderen bereits von einem Trupp Roboter behoben. Daher besteht kein Grund zur Panik. Wenn die Spieler ein wenig am Schaltpult herumprobieren, so können sie hier den Kode für Raum 16 herausfinden.</text:p>
      <text:p text:style-name="P4"/>
      <text:p text:style-name="P4"/>
      <text:p text:style-name="P2">Raum 16: Rechte Lasersteuerung</text:p>
      <text:p text:style-name="P4"/>
      <text:p text:style-name="P11">Allgemeine Informationen:</text:p>
      <text:p text:style-name="P4">Der Raum, den ihr gerade betretet, wird von einem Kampfroboter bewacht. Diesen müßt ihr wohl nun erstmal schnell loswerden, bevor er euch den Garaus macht.</text:p>
      <text:p text:style-name="P4"/>
      <text:p text:style-name="P12">Spezielle Informationen:</text:p>
      <text:p text:style-name="P4">Der Arbeitsroboter versperrt den Weg zum Schaltpult.</text:p>
      <text:p text:style-name="P4"/>
      <text:p text:style-name="P12">Meisterinformationen:</text:p>
      <text:p text:style-name="P4">Sobald die Helden den Kampfroboter besiegt haben, können sie sich das Schaltpult vornehmen. Zuerst müssen sie aber noch den Arbeitsroboter loswerden.</text:p>
      <text:p text:style-name="P4">Wird der <text:span text:style-name="T17">C</text:span>ode 110 in das Schaltpult eingegeben, so kann man die Laser steuern und die <text:span text:style-name="T17">C</text:span>odes für die Schleusen 39 und 40 abrufen.</text:p>
      <text:p text:style-name="P4"/>
      <text:p text:style-name="P4"/>
      <text:p text:style-name="P2">Raum 17: Gefängnisküche</text:p>
      <text:p text:style-name="P4"/>
      <text:p text:style-name="P11">Allgemeine Informationen:</text:p>
      <text:p text:style-name="P4">Gleich beim reinkommen werdet ihr von einem Kampfroboter unter Beschu<text:span text:style-name="T17">ss</text:span> genommen.</text:p>
      <text:p text:style-name="P4"/>
      <text:p text:style-name="P12">Spezielle Informationen:</text:p>
      <text:p text:style-name="P4">Vor dem Tisch steht ein Arbeitsroboter, der das Essen für die Gefangenen vorbereitet. Der andere Arbeitsroboter schiebt gerade Essen durch eine der Luken. Daneben steht ein Computer, in dem die Kodes für die Räume 18 bis 22 zu finden sind. Im Schrank ist eine Menge Nahrung gelagert. Der Arbeitswagen erweist sich als völlig leer. In der Ost- und der Südwand befinden sich insgesamt fünf Luken, durch die die Gefangenen in den dahinterliegenden Zellen versorgt werden.</text:p>
      <text:p text:style-name="P4"/>
      <text:p text:style-name="P12">Meisterinformationen:</text:p>
      <text:p text:style-name="P4">Sobald die Helden den Kampfroboter zerstört haben, können sie den Raum unter Beschu<text:span text:style-name="T17">ss</text:span> nehmen. Falls die Helden in eine der Zellen gesperrt werden, können sie mit Hilfe der Kodes wieder von dort entkommen.</text:p>
      <text:p text:style-name="P4"/>
      <text:p text:style-name="P27"><text:span text:style-name="T14">Raum 18: Gefängniszelle</text:span></text:p>
      <text:p text:style-name="P4"/>
      <text:p text:style-name="P11">Allgemeine Informationen:</text:p>
      <text:p text:style-name="P4">Als ihr in die Zelle kommt, steht ihr der Besatzung der ersten Expedition gegenüber. Die drei sind alle etwa 25 Jahre alt.</text:p>
      <text:p text:style-name="P4"/>
      <text:p text:style-name="P12">Spezielle Informationen:</text:p>
      <text:p text:style-name="P4">Die Gefangenen sind unbewaffnet und müssen von den Spielern erst mit Ausrüstung versorgt werden. Die drei erzählen den Helden, wie bei ihrem Flug zuerst der Funkkontakt abbrach, später wurden sie von dem Raumschiff aufgegriffen und hier eingesperrt. Seitdem harren die drei in dieser Zelle aus.</text:p>
      <text:p text:style-name="P4"/>
      <text:p text:style-name="P12">Meisterinformationen:</text:p>
      <text:p text:style-name="P4">Die drei können befreit und mitgenommen werden. Allerdings werden diese als Nichtspieler <text:span text:style-name="T17">C</text:span>haraktere geführt. Von jetzt an werden die Helden von ihren Kollegen tatkräftig unterstützt.</text:p>
      <text:p text:style-name="P4"/>
      <text:p text:style-name="P4"/>
      <text:p text:style-name="P2">Raum 19: Gefängniszelle</text:p>
      <text:p text:style-name="P4"/>
      <text:p text:style-name="P12">Meisterinformationen:</text:p>
      <text:p text:style-name="P4">Falls die Helden die Zelle freiwillig betreten, ist die Zelle bis auf ein Stockwerkbett leer. Werden die Helden dagegen hier eingesperrt, dann geht es wie folgt weiter:</text:p>
      <text:p text:style-name="P4"/>
      <text:p text:style-name="P11">Allgemeine Informationen:</text:p>
      <text:p text:style-name="P4">Die Roboter schmeißen euch in die Zelle und verschließen die Tür.</text:p>
      <text:p text:style-name="P4"/>
      <text:p text:style-name="P12">Spezielle Informationen:</text:p>
      <text:p text:style-name="P4">Im Süden der Zelle steht ein Stockwerkbett. Im Westen befindet sich in Bodenhöhe eine kleine Luke, durch die den Helden das Essen gebracht wird.</text:p>
      <text:p text:style-name="P4">Jeden Tag kommt dreimal Essen durch die Luke. Die Tür ist fest verschlossen und läßt sich nicht so einfach aufbrechen. Außerdem wurden die Charaktere von den Robotern völlig entwaffnet.</text:p>
      <text:p text:style-name="P4"/>
      <text:p text:style-name="P12">Meisterinformationen:</text:p>
      <text:p text:style-name="P4">Sollten die Spieler auf die Idee kommen, durch die Luke zu schauen, so sehen sie auf dem Computerbildschirm in Raum 17 die Türkodes für die Räume 18 bis 22. Auch die Ausrüstung der Helden ist in Raum 17 zu sehen. Mit den Kodes können die Charaktere aus ihrer Zelle entkommen und die anderen Zellen öffnen, um etwaige andere Gefangene zu befreien. Mit Hilfe der Leute aus Zelle 18 könnten die Helden den Kampfroboter in Raum 17 ablenken, um an ihre Ausrüstung zu kommen.</text:p>
      <text:p text:style-name="P4"/>
      <text:p text:style-name="P4"/>
      <text:p text:style-name="P2">Raum 20: Gefängniszelle</text:p>
      <text:p text:style-name="P4"/>
      <text:p text:style-name="P11">Allgemeine Informationen:</text:p>
      <text:p text:style-name="P4">Die Zelle ist bis auf ein Stockwerkbett im Westen leer.</text:p>
      <text:p text:style-name="P4"/>
      <text:p text:style-name="P12">Spezielle Informationen:</text:p>
      <text:p text:style-name="P4">Im Norden der Zelle befindet sich eine Luke.</text:p>
      <text:p text:style-name="P4"/>
      <text:p text:style-name="P12">Meisterinformationen:</text:p>
      <text:p text:style-name="P4">Hier gibt es keine Meisterinformationen.</text:p>
      <text:p text:style-name="P4"/>
      <text:p text:style-name="P4"/>
      <text:p text:style-name="P4"><text:span text:style-name="T14">Raum 21: Gefängniszelle</text:span></text:p>
      <text:p text:style-name="P4"/>
      <text:p text:style-name="P11">Allgemeine Informationen:</text:p>
      <text:p text:style-name="P4">Die Zelle ist bis auf ein Stockwerkbett im Westen leer.</text:p>
      <text:p text:style-name="P4"/>
      <text:p text:style-name="P12">Spezielle Informationen:</text:p>
      <text:p text:style-name="P4">Im Norden der Zelle befindet sich eine Luke.</text:p>
      <text:p text:style-name="P4"/>
      <text:p text:style-name="P12">Meisterinformationen:</text:p>
      <text:p text:style-name="P4">Hier gibt es keine Meisterinformationen.</text:p>
      <text:p text:style-name="P4"/>
      <text:p text:style-name="P27"><text:span text:style-name="T14">Raum 22: Gefängniszelle</text:span></text:p>
      <text:p text:style-name="P4"/>
      <text:p text:style-name="P11">Allgemeine Informationen:</text:p>
      <text:p text:style-name="P4">Die Zelle ist bis auf ein Stockwerkbett im Westen leer.</text:p>
      <text:p text:style-name="P4"/>
      <text:p text:style-name="P12">Spezielle Informationen:</text:p>
      <text:p text:style-name="P4">Im Norden der Zelle befindet sich eine Luke.</text:p>
      <text:p text:style-name="P4"/>
      <text:p text:style-name="P12">Meisterinformationen:</text:p>
      <text:p text:style-name="P4">Hier gibt es keine Meisterinformationen.</text:p>
      <text:p text:style-name="P4"/>
      <text:p text:style-name="P4"/>
      <text:p text:style-name="P2">Raum 23: Kampfroboterlager</text:p>
      <text:p text:style-name="P4"/>
      <text:p text:style-name="P11">Allgemeine Informationen:</text:p>
      <text:p text:style-name="P4">Im Raum stehen fünf Kampfroboter und zwei Rep<text:span text:style-name="T17">a</text:span>raturroboter, die scheinbar deaktiviert sind. Im Boden befindet sich eine geschlossene Luke.</text:p>
      <text:p text:style-name="P4"/>
      <text:p text:style-name="P12">Spezielle Informationen:</text:p>
      <text:p text:style-name="P4">Die Roboter lassen sich leider nicht einschalten. Die Luke läßt sich öffnen, von unten kommt ein starker Gestank.</text:p>
      <text:p text:style-name="P4"/>
      <text:p text:style-name="P12">Meisterinformationen:</text:p>
      <text:p text:style-name="P4">Falls die Helden aufgegriffen werden, aber das letzte Mal bereits in Zelle 22 eingesperrt waren, so werden sie durch die Luke nach unten geschmissen. Die Luke wird danach verschlossen, kann aber von den Helden aufgebrochen werden.</text:p>
      <text:p text:style-name="P4"/>
      <text:p text:style-name="P4"/>
      <text:p text:style-name="P2">Raum 24: Arbeitsroboterlager</text:p>
      <text:p text:style-name="P4"/>
      <text:p text:style-name="P11">Allgemeine Informationen:</text:p>
      <text:p text:style-name="P4">Im Raum stehen sechs Arbeitsroboter und zwei Kampfmaschinen, die deaktiviert sind. An einer der Wände befindet sich ein kleines Schaltpult.</text:p>
      <text:p text:style-name="P4"/>
      <text:p text:style-name="P12">Spezielle Informationen:</text:p>
      <text:p text:style-name="P4">Am Schaltpult muß der richtige Kode eingegeben werden, damit die Roboter aktiviert werden können. Wer die Roboter aktiviert, der kann sie auch steuern.</text:p>
      <text:p text:style-name="P4"/>
      <text:p text:style-name="P12">Meisterinformationen:</text:p>
      <text:p text:style-name="P4">Der Kode für das Schaltpult ist 145 und muß von den Helden selbst herausgefunden werden. Die Arbeitsroboter können Ausrüstung tragen und Kodes eintippen, wo man sonst nicht hinkommt. Die Kampfmaschinen können den Helden den Weg freischießen.</text:p>
      <text:p text:style-name="P4"/>
      <text:p text:style-name="P4"/>
      <text:p text:style-name="P4"><text:span text:style-name="T14">Raum 25: Schadensüberwachung II</text:span></text:p>
      <text:p text:style-name="P4"/>
      <text:p text:style-name="P11">Allgemeine Informationen:</text:p>
      <text:p text:style-name="P4">Hier steht ein Roboter vor einem Schaltpult, am dem sich zahlreiche Monitore befinden. Der Arbeitsroboter am Schaltpult beachtet euch nicht.</text:p>
      <text:p text:style-name="P4"/>
      <text:p text:style-name="P12">Spezielle Informationen:</text:p>
      <text:p text:style-name="P4">Zur Zeit scheint kein Schaden am Raumschiff zu sein.</text:p>
      <text:p text:style-name="P4"/>
      <text:p text:style-name="P12">Meisterinformationen:</text:p>
      <text:p text:style-name="P4">Wenn die Spieler ein wenig am Schaltpult herumprobieren, so können sie hier den Kode für Raum 26 herausfinden.</text:p>
      <text:p text:style-name="P4"/>
      <text:p text:style-name="P27"><text:span text:style-name="T14">Raum 26: Linke Lasersteuerung</text:span></text:p>
      <text:p text:style-name="P4"/>
      <text:p text:style-name="P11">Allgemeine Informationen:</text:p>
      <text:p text:style-name="P4">Der Raum, den ihr gerade betretet, wird von einem Kampfroboter bewacht. Diesen müßt ihr wohl nun erstmal schnell loswerden, bevor er euch den Garaus macht.</text:p>
      <text:p text:style-name="P4"/>
      <text:p text:style-name="P12">Spezielle Informationen:</text:p>
      <text:p text:style-name="P4">Der Arbeitsroboter ist gerade mit dem abschießen von Meteoriten beschäftigt, so daß ihr den Laser nicht benutzen könnt.</text:p>
      <text:p text:style-name="P4"/>
      <text:p text:style-name="P12">Meisterinformationen:</text:p>
      <text:p text:style-name="P4">Sobald die Helden den Kampfroboter besiegt haben, können sie sich das Schaltpult vornehmen. Zuerst müssen sie aber noch den Arbeitsroboter loswerden.</text:p>
      <text:p text:style-name="P4">Wird der <text:span text:style-name="T17">C</text:span>ode 112 in das Schaltpult eingegeben, so kann man die <text:span text:style-name="T17">C</text:span>odes für die Schleusen 37 und 38 abrufen.</text:p>
      <text:p text:style-name="P4"/>
      <text:p text:style-name="P4"/>
      <text:p text:style-name="P2">Raum 27: Büro</text:p>
      <text:p text:style-name="P4"/>
      <text:p text:style-name="P11">Allgemeine Informationen:</text:p>
      <text:p text:style-name="P4">Scheinbar befindet ihr euch in einem Büro. Hinter einem schweren Eichenschreibtisch (wahrscheinlich aus der Raumschiffs eigenen Hydrokultur) steht ein großer Ledersessel. Die Westwand wird von einer Regalwand gebildet. Zusammen mit einer Statue soll dies anscheinend für eine heimelige Atmosphäre sorgen, was aber dank der zwei Roboter nicht so recht gelingen will. Ein Arbeitsroboter und ein Kampfroboter, die ihre Umgebung sehr lebhaft mitverfolgen.</text:p>
      <text:p text:style-name="P4">Sobald ihr den Raum betretet, schießt auch schon der Kampfroboter auf euch, trifft aber zunächst nur die teure Statue, die daraufhin in einem Funkenregen explodiert.</text:p>
      <text:p text:style-name="P4"/>
      <text:p text:style-name="P12">Spezielle Informationen:</text:p>
      <text:p text:style-name="P4">Wenn die Helden den Kampfroboter besiegen, so können sie den Raum durchsuchen. Auf dem Schreibtisch steht ein Computer – oder was nach dem Gefecht noch davon übrig ist. Neben dem Tisch steht ein Arbeitsroboter, der sich bei Beginn der Gefechte auf den Weg macht, Hilfe zu holen. Rechts der Tür liegen die Trümmer der Statue. In den Regalen sind Bücher und Knabbersachen gelagert.</text:p>
      <text:p text:style-name="P4"/>
      <text:p text:style-name="P12">Meisterinformationen:</text:p>
      <text:p text:style-name="P4">Der Computer ist mit allen wichtigen Datenbänken auf dem Schiff verbunden. Falls er funktionstüchtig geblieben ist, so kann dadurch auch Kontakt mit der Kommandobrücke aufgenommen werden. Außerdem kann ohne weiteres noch der <text:span text:style-name="T17">C</text:span>ode für den Kommandantensitz in Raum 29 herausgefunden werden.</text:p>
      <text:p text:style-name="P4"/>
      <text:p text:style-name="P4"/>
      <text:p text:style-name="P2">Raum 28: Küche</text:p>
      <text:p text:style-name="P4"/>
      <text:p text:style-name="P11">Allgemeine Informationen:</text:p>
      <text:p text:style-name="P4">In der Nordostecke sind zwei Tische, vor denen zwei Arbeitsroboter das Essen für den Kommandanten machen.</text:p>
      <text:p text:style-name="P4"/>
      <text:p text:style-name="P21"><text:span text:style-name="T13">Spezielle Informationen:</text:span></text:p>
      <text:p text:style-name="P4">Im Schrank befindet sich Nahrung. Im Regal wird Geschirr und Besteck gestapelt.</text:p>
      <text:p text:style-name="P4"/>
      <text:p text:style-name="P12">Meisterinformationen:</text:p>
      <text:p text:style-name="P4">Falls die Helden das Geschirr aus dem Regal schmeißen, so finden sie dort einen Zettel mit dem <text:span text:style-name="T17">C</text:span>ode für die Tür zwischen Raum 53 und Gang 74.</text:p>
      <text:p text:style-name="P4"/>
      <text:p text:style-name="P27"><text:span text:style-name="T14">Raum 29: Kommandobrücke</text:span></text:p>
      <text:p text:style-name="P4"/>
      <text:p text:style-name="P11">Allgemeine Informationen:</text:p>
      <text:p text:style-name="P4">Sobald ihr den Raum betretet, werdet ihr von fünf Kampfrobotern, ebenso viel Komplexen Robotern und dem Kommandanten gefangengenommen und eure Roboter zu flüssigem Metall zerschossen. Währenddessen versperren euch die 14 Arbeitsroboter den einzigen Fluchtweg. Ihr werdet völlig entwaffnet und in den Kommandantensitz geführt.</text:p>
      <text:p text:style-name="P4">Der Kommandant setzt sich auf seinen Sessel und heißt euch auf dem Raumschiff willkommen. Er sagt, daß man von hier die gesamten Daten des Raumschiffs abrufen kann. Alle technischen Errungenschaften, die Geschichte der Erde, die Geschichte des Raumschiffes und alle wichtigen Daten vom Raumschiff. Außerdem hat man von hier die uneingeschränkte Befehlsgewalt über das Raumschiff.</text:p>
      <text:p text:style-name="P16"><text:span text:style-name="T3">Er erklärt, daß das Raumschiff ein Kolonie </text:span><text:span text:style-name="T8">R</text:span><text:span text:style-name="T3">aumschiff ist, das aus der Zukunft kommt und von der Erde aus unterwegs ist, neuen Lebensraum zu finden. Dazu erzählt er euch die Geschichte des Raumschiffes in Kurzform (siehe </text:span><text:span text:style-name="T10">Die Geschichte des Raumschiffes</text:span><text:span text:style-name="T3">).</text:span></text:p>
      <text:p text:style-name="P4"/>
      <text:p text:style-name="P12">Spezielle Informationen:</text:p>
      <text:p text:style-name="P4">Im Raum befinden sich zwei Informationspulte und 19 Schaltpulte. Aus dem Fenster, das sich über die gesamte Nordwand erstreckt, könnt ihr über das ganze Raumschiff sehen, das auf seinem weiten Weg durch das Universum ist. Hier im Kommandantenschaltpult bekommt man die Kodes für die Räume 30 und 32.</text:p>
      <text:p text:style-name="P4"/>
      <text:p text:style-name="P12">Meisterinformationen:</text:p>
      <text:p text:style-name="P4">Zuerst werden den Helden die Allgemeinen Informationen vorgelesen, dann die Geschichte des Raumschiffes, zuletzt der zweite Teil der Allgemeinen Informationen. Dabei bleibt den Spielern wenig Spielraum für Eigeninitiative.</text:p>
      <text:p text:style-name="P4"/>
      <text:p text:style-name="P11">Allgemeine Informationen:</text:p>
      <text:p text:style-name="P4">Nachdem er euch die Geschichte erzählt hat, macht er euch einen Vorschlag: Ihr könntet für alle Zeiten hier auf dem Raumschiff bleiben und ins innere vordringen. Dort lauern noch eine Menge weiterer Abenteuer und Aufgaben auf euch, wie z.B.:</text:p>
      <text:p text:style-name="P8">Gärten für die Sauerstoffproduktion<text:tab/>riesige Antriebssektionen<text:tab/>Lagerhallen</text:p>
      <text:p text:style-name="P8">Beiboote<text:tab/>Versuchslabore<text:tab/>Fabriken</text:p>
      <text:p text:style-name="P9">der Besuch fremder Planeten . . .</text:p>
      <text:p text:style-name="P4">Falls ihr dagegen wieder gehen wollt, steht eurer Abreise nichts mehr im Weg. In diesem Fall ist dieses Abenteuer an dieser Stelle zu Ende. Die drei Mitglieder der ersten Expedition nehmen das Angebot an und fliegen weiter; zu ihrem ursprünglichen Ziel.</text:p>
      <text:p text:style-name="P4">Wenn ihr auf dem Raumschiff bleiben wollt, erzählt die erste Expedition der Erde, daß sie ihr Ziel wie geplant anfliegen werden, ihr dagegen bedauerlicherweise einem Asteroidenfeld zum Opfer gefallen seid.</text:p>
      <text:p text:style-name="P4">Ihr könnt euch nun im Hauptgebäude frei bewegen, habt Zugriff auf alle Daten des Schiffes und könnt euch an Ausrüstung zusammensuchen, was ihr tragen könnt – und das ganz umsonst! Der Kommandant hält sich von jetzt an in Raum 5 auf. Ihr werdet nicht mehr angegriffen, sofern ihr euch im Hauptgebäude aufhaltet, im Rest des Raumschiffes jedoch nach wie vor. Für den größten Teil des Hauptgebäudes und den Rest des Raumschiffes muß der Spielleiter selbst einen Plan zeichnen, bzw. kann eine eigene Abenteuerserie ins Leben rufen, die mit der Erforschung des Raumschiffes zu tun hat.</text:p>
      <text:p text:style-name="P4">Wie auch immer ihr euch entschieden habt, das Abenteuer ist hiermit zu <text:span text:style-name="T18">E</text:span>nde.</text:p>
      <text:p text:style-name="P4"/>
      <text:p text:style-name="P4"/>
      <text:p text:style-name="P4"><text:span text:style-name="T14">Raum 30: Kontrollraum</text:span></text:p>
      <text:p text:style-name="P4"/>
      <text:p text:style-name="P11">Allgemeine Informationen:</text:p>
      <text:p text:style-name="P4">Vor einem Schaltpult steht ein Arbeitsroboter. Neben diesem Pult befindet sich ein kleiner Schrank. In der Ostwand ist eine Panzerglasscheibe eingelassen, durch die man den Gang dahinter beobachten kann. Im Südwesten steht ein Arbeitswagen.</text:p>
      <text:p text:style-name="P4"/>
      <text:p text:style-name="P12">Spezielle Informationen:</text:p>
      <text:p text:style-name="P4">Der Arbeitswagen läßt sich von den Helden ohne weiteres „entführen“. Im Schrank liegen CD´s mit Daten.</text:p>
      <text:p text:style-name="P4"/>
      <text:p text:style-name="P12">Meisterinformationen:</text:p>
      <text:p text:style-name="P4">Von hier beobachtet der Arbeitsroboter den Gang und informiert im Gefahrenfall die Zentrale. Vom dahinterliegenden Gang aus ist die Panzerglasscheibe nicht zu sehen.</text:p>
      <text:p text:style-name="P4"/>
      <text:p text:style-name="P4"/>
      <text:p text:style-name="P2">Raum 31: Aufladeraum</text:p>
      <text:p text:style-name="P4"/>
      <text:p text:style-name="P11">Allgemeine Informationen:</text:p>
      <text:p text:style-name="P4">In der Mitte des Raumes steht ein Gerät, an dem sich Roboter aufladen können. Hier lädt sich gerade ein Arbeitsroboter mit seinem Arbeitswagen auf. Vor der Südwand stehen noch zwei fahrbare Aufladestationen und ein Arbeitsroboter.</text:p>
      <text:p text:style-name="P4"/>
      <text:p text:style-name="P12">Spezielle Informationen:</text:p>
      <text:p text:style-name="P4">Hier gibt es keine Speziellen Informationen.</text:p>
      <text:p text:style-name="P4"/>
      <text:p text:style-name="P12">Meisterinformationen:</text:p>
      <text:p text:style-name="P4">Hier gibt es keine Meisterinformationen.</text:p>
      <text:p text:style-name="P27"><text:span text:style-name="T14">Raum 32: Kontrollraum</text:span></text:p>
      <text:p text:style-name="P4"/>
      <text:p text:style-name="P11">Allgemeine Informationen:</text:p>
      <text:p text:style-name="P4">Vor einem Schaltpult steht ein Arbeitsroboter. Neben diesem Pult befindet sich ein kleiner Schrank. In der Westwand ist eine Panzerglasscheibe eingelassen, durch die man den Gang dahinter beobachten kann. Im Südosten steht ein Arbeitswagen.</text:p>
      <text:p text:style-name="P4"/>
      <text:p text:style-name="P12">Spezielle Informationen:</text:p>
      <text:p text:style-name="P4">Der Arbeitswagen läßt sich von den Helden ohne weiteres „entführen“. Im Schrank liegen CD´s mit Daten.</text:p>
      <text:p text:style-name="P4"/>
      <text:p text:style-name="P12">Meisterinformationen:</text:p>
      <text:p text:style-name="P4">Von hier beobachtet der Arbeitsroboter den Gang und informiert im Gefahrenfall die Zentrale. Vom dahinterliegenden Gang aus ist die Panzerglasscheibe nicht zu sehen.</text:p>
      <text:p text:style-name="P4"/>
      <text:p text:style-name="P4"/>
      <text:p text:style-name="P2">Raum 33: Hologram<text:span text:style-name="T19">m</text:span>raum</text:p>
      <text:p text:style-name="P4"/>
      <text:p text:style-name="P11">Allgemeine Informationen:</text:p>
      <text:p text:style-name="P4">Ihr betretet den Hologrammraum. In der Mitte des Raumes steht ein Gerät, das Hologramme in den Raum wirft. In der Südwestecke steht ein Arbeitsroboter.</text:p>
      <text:p text:style-name="P4"/>
      <text:p text:style-name="P12">Spezielle Informationen:</text:p>
      <text:p text:style-name="P4">Der Arbeitsroboter bietet euch an, euch mit sämtlichen Plänen vom Raumschiff und dessen Geschichtsdaten zu versorgen.</text:p>
      <text:p text:style-name="P4"/>
      <text:p text:style-name="P12">Meisterinformationen:</text:p>
      <text:p text:style-name="P4">Hier gibt es keine Meisterinformationen.</text:p>
      <text:p text:style-name="P4"/>
      <text:p text:style-name="P4"/>
      <text:p text:style-name="P4"><text:span text:style-name="T14">Raum 34: Hauptgang</text:span></text:p>
      <text:p text:style-name="P4"/>
      <text:p text:style-name="P11">Allgemeine Informationen:</text:p>
      <text:p text:style-name="P4">Die meisten der angrenzenden Türen sind verschlossen.</text:p>
      <text:p text:style-name="P4"/>
      <text:p text:style-name="P12">Spezielle Informationen:</text:p>
      <text:p text:style-name="P4">Der Gang wird von einem bewaffneten elektronischen „Spion“ bewacht, der sich an der Decke von Nordwesten bis Nordosten und umgekehrt den Gang entlang kämpft.</text:p>
      <text:p text:style-name="P4"/>
      <text:p text:style-name="P12">Meisterinformationen:</text:p>
      <text:p text:style-name="P4">Die Türen lassen sich mit den passenden <text:span text:style-name="T19">C</text:span>odes öffnen. Für den Zugang zu Raum 29 wird eine Magnetkarte benötigt.</text:p>
      <text:p text:style-name="P4"/>
      <text:p text:style-name="P4"/>
      <text:p text:style-name="P2">Raum 35: Nebengang</text:p>
      <text:p text:style-name="P4"/>
      <text:p text:style-name="P11">Allgemeine Informationen:</text:p>
      <text:p text:style-name="P4">Hier gibt es keine Allgemeinen Informationen.</text:p>
      <text:p text:style-name="P4"/>
      <text:p text:style-name="P12">Spezielle Informationen:</text:p>
      <text:p text:style-name="P4">Hier gibt es keine Speziellen Informationen.</text:p>
      <text:p text:style-name="P4"/>
      <text:p text:style-name="P12">Meisterinformationen:</text:p>
      <text:p text:style-name="P4">Hier gibt es keine Meisterinformationen.</text:p>
      <text:p text:style-name="P4"/>
      <text:p text:style-name="P4"/>
      <text:p text:style-name="P2">Raum 36: Nebengang</text:p>
      <text:p text:style-name="P4"/>
      <text:p text:style-name="P11">Allgemeine Informationen:</text:p>
      <text:p text:style-name="P4">Hier gibt es keine Allgemeinen Informationen.</text:p>
      <text:p text:style-name="P4"/>
      <text:p text:style-name="P12">Spezielle Informationen:</text:p>
      <text:p text:style-name="P4">Hier gibt es keine Speziellen Informationen.</text:p>
      <text:p text:style-name="P4"/>
      <text:p text:style-name="P12">Meisterinformationen:</text:p>
      <text:p text:style-name="P4">Hier gibt es keine Meisterinformationen.</text:p>
      <text:p text:style-name="P4"/>
      <text:p text:style-name="P27"><text:span text:style-name="T14">Raum 37: Schleuse</text:span></text:p>
      <text:p text:style-name="P4"/>
      <text:p text:style-name="P11">Allgemeine Informationen:</text:p>
      <text:p text:style-name="P4">Hier gibt es keine Allgemeinen Informationen.</text:p>
      <text:p text:style-name="P4"/>
      <text:p text:style-name="P12">Spezielle Informationen:</text:p>
      <text:p text:style-name="P4">Hier gibt es keine Speziellen Informationen.</text:p>
      <text:p text:style-name="P4"/>
      <text:p text:style-name="P12">Meisterinformationen:</text:p>
      <text:p text:style-name="P4">Hier gibt es keine Meisterinformationen.</text:p>
      <text:p text:style-name="P4"/>
      <text:p text:style-name="P4"/>
      <text:p text:style-name="P2">Raum 38: Schleuse</text:p>
      <text:p text:style-name="P4"/>
      <text:p text:style-name="P11">Allgemeine Informationen:</text:p>
      <text:p text:style-name="P4">Hier gibt es keine Allgemeinen Informationen.</text:p>
      <text:p text:style-name="P4"/>
      <text:p text:style-name="P12">Spezielle Informationen:</text:p>
      <text:p text:style-name="P4">Hier gibt es keine Speziellen Informationen.</text:p>
      <text:p text:style-name="P4"/>
      <text:p text:style-name="P21"><text:span text:style-name="T13">Meisterinformationen:</text:span></text:p>
      <text:p text:style-name="P4">Hier gibt es keine Meisterinformationen.</text:p>
      <text:p text:style-name="P4"/>
      <text:p text:style-name="P4"/>
      <text:p text:style-name="P2">Raum 39: Schleuse</text:p>
      <text:p text:style-name="P4"/>
      <text:p text:style-name="P11">Allgemeine Informationen:</text:p>
      <text:p text:style-name="P4">Die Schleuse klemmt.</text:p>
      <text:p text:style-name="P4"/>
      <text:p text:style-name="P12">Spezielle Informationen:</text:p>
      <text:p text:style-name="P4">Hier gibt es keine Speziellen Informationen.</text:p>
      <text:p text:style-name="P4"/>
      <text:p text:style-name="P12">Meisterinformationen:</text:p>
      <text:p text:style-name="P4">Sie läßt sich mit einer gelungenen KK-Probe +4 öffnen.</text:p>
      <text:p text:style-name="P4"/>
      <text:p text:style-name="P4"/>
      <text:p text:style-name="P2">Raum 40: Schleuse</text:p>
      <text:p text:style-name="P4"/>
      <text:p text:style-name="P11">Allgemeine Informationen:</text:p>
      <text:p text:style-name="P4">Die Innentür der Schleuse fehlt.</text:p>
      <text:p text:style-name="P4"/>
      <text:p text:style-name="P12">Spezielle Informationen:</text:p>
      <text:p text:style-name="P4">Hier gibt es keine Speziellen Informationen.</text:p>
      <text:p text:style-name="P4"/>
      <text:p text:style-name="P12">Meisterinformationen:</text:p>
      <text:p text:style-name="P4">Hoffentlich benutzen die Helden die Schleuse nicht.</text:p>
      <text:p text:style-name="P4"/>
      <text:p text:style-name="P4"/>
      <text:p text:style-name="P2">Raum 41: Treppenhaus</text:p>
      <text:p text:style-name="P4"/>
      <text:p text:style-name="P11">Allgemeine Informationen:</text:p>
      <text:p text:style-name="P4">Im Süden befindet sich ein Erker mit Fenstern, durch die das Weltall zu sehen ist. Eine Laserschranke blockiert die Öffnung zu Gang 74. Sobald ihr den Raum betretet, beschießt euch der linke Kampfroboter. Er trifft aber nur den Arbeitsroboter, der voreilig zwischen euch und den Kampfroboter gefahren ist. Er wollte Hilfe holen, ist jetzt jedoch nur noch ein Häufchen geschmolzenen Metalls.</text:p>
      <text:p text:style-name="P4"/>
      <text:p text:style-name="P12">Spezielle Informationen:</text:p>
      <text:p text:style-name="P4">Wenn die Helden schon mal hier waren, stehen hier zwei neue, zusätzliche Kampfroboter.</text:p>
      <text:p text:style-name="P4"/>
      <text:p text:style-name="P12">Meisterinformationen:</text:p>
      <text:p text:style-name="P4">Ab der zweiten Kampfrunde schießen beide Kampfroboter auf die Helden, außer die Helden flüchten die Treppe hinauf. Nach unten geht es nicht, da es dort vor Kampfrobotern nur so wimmelt.</text:p>
      <text:p text:style-name="P4"/>
      <text:p text:style-name="P27"><text:span text:style-name="T14">Raum 42: Teleporter</text:span></text:p>
      <text:p text:style-name="P4"/>
      <text:p text:style-name="P11">Allgemeine Informationen:</text:p>
      <text:p text:style-name="P4">Als ihr den Raum betretet, ballert euch ein Kampfroboter entgegen, der vor einem großen Fenster steht.</text:p>
      <text:p text:style-name="P4"/>
      <text:p text:style-name="P12">Spezielle Informationen:</text:p>
      <text:p text:style-name="P4">An der Westwand befinden sich zwei Schaltpulte, an denen zwei Arbeitsroboter stehen, die den Teleporter steuern. Im Osten sind der Sender und der Empfänger des Teleporters.</text:p>
      <text:p text:style-name="P4"/>
      <text:p text:style-name="P21"><text:span text:style-name="T13">Meisterinformationen:</text:span></text:p>
      <text:p text:style-name="P4">Wer sich in den Sender stellt, kann an jede beliebige Teleporterstation im Raumschiff teleportiert werden. Wer sich hierher teleportieren läßt, landet im Empfänger.</text:p>
      <text:p text:style-name="P4">Wenn die Helden die Nummer 999 im Schaltpult eingeben, können sie sich ein Stockwerk höher teleportieren und erfahren außerdem noch, daß sich die Tür zu Raum 53 mit <text:span text:style-name="T19">C</text:span>ode 223 öffnen läßt.</text:p>
      <text:p text:style-name="P4"/>
      <text:p text:style-name="P4"/>
      <text:p text:style-name="P2">Raum 43: Krankenstation</text:p>
      <text:p text:style-name="P4"/>
      <text:p text:style-name="P11">Allgemeine Informationen:</text:p>
      <text:p text:style-name="P4">Beim betreten des Raumes werdet ihr sofort von einem Kampfroboter unter Beschu<text:span text:style-name="T19">ss</text:span> genommen.</text:p>
      <text:p text:style-name="P4"/>
      <text:p text:style-name="P12">Spezielle Informationen:</text:p>
      <text:p text:style-name="P4">Sobald der Kampfroboter besiegt ist, kann die Krankenstation dafür hergenommen werden, die Helden zu kurieren. Über das Computerterminal auf dem Tisch können alle Forschungsergebnisse der Medizin abgerufen werden. Auch der <text:span text:style-name="T19">C</text:span>ode für Raum 49 kann dort gefunden werden. Im Regal ist Arznei gelagert.</text:p>
      <text:p text:style-name="P4"/>
      <text:p text:style-name="P12">Meisterinformationen:</text:p>
      <text:p text:style-name="P4">Der Komplexe Roboter verarztet die Helden, woraufhin diese wieder ihre ursprüngliche Lebensenergie bekommen. Unterstützt wird er dabei von zwei Arbeitsrobotern, die einen Hilfswagen fahren. Falls einer der Helden innere Verletzungen hat, so muß er eine Tablette mit Nanomaschienen (Miniroboboter) schlucken, die ihn dann von innen reparieren. Nach der Reparatur werden diese wieder „ausgeschieden“.</text:p>
      <text:p text:style-name="P4"/>
      <text:p text:style-name="P4"/>
      <text:p text:style-name="P2">Raum 44: Lager mit Medikamenten</text:p>
      <text:p text:style-name="P4"/>
      <text:p text:style-name="P11">Allgemeine Informationen:</text:p>
      <text:p text:style-name="P4">Hier befinden sich vier große Schränke.</text:p>
      <text:p text:style-name="P4"/>
      <text:p text:style-name="P12">Spezielle Informationen:</text:p>
      <text:p text:style-name="P4">In den Schränken befinden sich medizinische Geräte und Medikamente.</text:p>
      <text:p text:style-name="P4"/>
      <text:p text:style-name="P12">Meisterinformationen:</text:p>
      <text:p text:style-name="P4">In einem der Schränke sind die <text:span text:style-name="T19">C</text:span>odes für die Räume 45 bis 48 versteckt.</text:p>
      <text:p text:style-name="P4"/>
      <text:p text:style-name="P4"/>
      <text:p text:style-name="P2">Raum 45: Wohnraum</text:p>
      <text:p text:style-name="P4"/>
      <text:p text:style-name="P11">Allgemeine Informationen:</text:p>
      <text:p text:style-name="P4">Das Bett ist nur für einen Helden. Auf dem Tisch steht ein kleines Computerterminal.</text:p>
      <text:p text:style-name="P4"/>
      <text:p text:style-name="P12">Spezielle Informationen:</text:p>
      <text:p text:style-name="P4">Der Stuhl ist gut gepolstert. In den Schränken sind neue Kleider und Videospiele zum vermeiden von Langeweile (hier werden wohl Privatkrankenkasse-Patienten behandelt). Das Terminal ist mit Raum 43 verbunden und kann auch als Telefon benutzt werden.</text:p>
      <text:p text:style-name="P4"/>
      <text:p text:style-name="P12">Meisterinformationen:</text:p>
      <text:p text:style-name="P4">Hier kann sich ein Patient aufhalten. Falls die Helden auf der Flucht sind, können sie hierherkommen, da hier kein Kampfroboter hinkommt.</text:p>
      <text:p text:style-name="P4"/>
      <text:p text:style-name="P27"><text:span text:style-name="T14">Raum 46: Wohnraum</text:span></text:p>
      <text:p text:style-name="P4"/>
      <text:p text:style-name="P11">Allgemeine Informationen:</text:p>
      <text:p text:style-name="P4">Das Bett ist nur für einen Helden. Auf dem Tisch steht ein kleines Computerterminal.</text:p>
      <text:p text:style-name="P4"/>
      <text:p text:style-name="P21"><text:span text:style-name="T13">Spezielle Informationen:</text:span></text:p>
      <text:p text:style-name="P4">Der Stuhl ist gut gepolstert. In den Schränken sind neue Kleider und Videospiele zum vermeiden von Langeweile (hier werden wohl Privatkrankenkasse-Patienten behandelt). Das Terminal ist mit Raum 43 verbunden und kann auch als Telefon benutzt werden.</text:p>
      <text:p text:style-name="P4"/>
      <text:p text:style-name="P12">Meisterinformationen:</text:p>
      <text:p text:style-name="P4">Hier kann sich ein Patient aufhalten. Falls die Helden auf der Flucht sind, können sie hierherkommen, da hier kein Kampfroboter hinkommt.</text:p>
      <text:p text:style-name="P4"/>
      <text:p text:style-name="P4"/>
      <text:p text:style-name="P2">Raum 47: Wohnraum</text:p>
      <text:p text:style-name="P4"/>
      <text:p text:style-name="P11">Allgemeine Informationen:</text:p>
      <text:p text:style-name="P4">Das Bett ist nur für einen Helden. Auf dem Tisch steht ein kleines Computerterminal.</text:p>
      <text:p text:style-name="P4"/>
      <text:p text:style-name="P12">Spezielle Informationen:</text:p>
      <text:p text:style-name="P4">Der Stuhl ist gut gepolstert. In den Schränken sind neue Kleider und Videospiele zum vermeiden von Langeweile (hier werden wohl Privatkrankenkasse-Patienten behandelt). Das Terminal ist mit Raum 43 verbunden und kann auch als Telefon benutzt werden.</text:p>
      <text:p text:style-name="P4"/>
      <text:p text:style-name="P12">Meisterinformationen:</text:p>
      <text:p text:style-name="P4">Hier kann sich ein Patient aufhalten. Falls die Helden auf der Flucht sind, können sie hierherkommen, da hier kein Kampfroboter hinkommt.</text:p>
      <text:p text:style-name="P4"/>
      <text:p text:style-name="P4"/>
      <text:p text:style-name="P2">Raum 48: Wohnraum</text:p>
      <text:p text:style-name="P4"/>
      <text:p text:style-name="P11">Allgemeine Informationen:</text:p>
      <text:p text:style-name="P4">Das Bett ist nur für einen Helden. Auf dem Tisch steht ein kleines Computerterminal.</text:p>
      <text:p text:style-name="P4"/>
      <text:p text:style-name="P12">Spezielle Informationen:</text:p>
      <text:p text:style-name="P4">Der Stuhl ist gut gepolstert. In den Schränken sind neue Kleider und Videospiele zum vermeiden von Langeweile (hier werden wohl Privatkrankenkasse-Patienten behandelt). Das Terminal ist mit Raum 43 verbunden und kann auch als Telefon benutzt werden.</text:p>
      <text:p text:style-name="P4"/>
      <text:p text:style-name="P12">Meisterinformationen:</text:p>
      <text:p text:style-name="P4">Hier kann sich ein Patient aufhalten. Falls die Helden auf der Flucht sind, können sie hierherkommen, da hier kein Kampfroboter hinkommt.</text:p>
      <text:p text:style-name="P4"/>
      <text:p text:style-name="P4"/>
      <text:p text:style-name="P2">Raum 49: Kontrollraum</text:p>
      <text:p text:style-name="P4"/>
      <text:p text:style-name="P11">Allgemeine Informationen:</text:p>
      <text:p text:style-name="P4">Im Raum befinden sich sechs Kontrollpulte, vor denen vier Arbeitsroboter und ein Komplexer Roboter stehen. Als ihr den Raum betretet, dreht sich der Komplexe Roboter zu euch um und eröffnet das Feuer auf euch.</text:p>
      <text:p text:style-name="P4"/>
      <text:p text:style-name="P12">Spezielle Informationen:</text:p>
      <text:p text:style-name="P4">Nach bestandenem Gefecht können die Helden an ein Schaltpult gehen, um es zu untersuchen.</text:p>
      <text:p text:style-name="P4"/>
      <text:p text:style-name="P12">Meisterinformationen:</text:p>
      <text:p text:style-name="P4">Mit dem Schaltpult wird die Müllentsorgung des Hauptgebäudes gesteuert. Auch die Müllpresse läßt sich von hier aus bedienen. Hier gibt es die <text:span text:style-name="T19">C</text:span>odes für die Räume 55 und 60.</text:p>
      <text:p text:style-name="P4"/>
      <text:p text:style-name="P27"><text:span text:style-name="T14">Raum 50: Linke Lasersteuerung</text:span></text:p>
      <text:p text:style-name="P4"/>
      <text:p text:style-name="P11">Allgemeine Informationen:</text:p>
      <text:p text:style-name="P4">Der Raum, den ihr gerade betretet, wird von einem Kampfroboter bewacht. Diesen müßt ihr wohl nun zuerst schnell loswerden, bevor er euch den Garaus macht.</text:p>
      <text:p text:style-name="P4"/>
      <text:p text:style-name="P12">Spezielle Informationen:</text:p>
      <text:p text:style-name="P4">Der Arbeitsroboter macht gerade Schießübungen auf Asteroidentrümmer.</text:p>
      <text:p text:style-name="P4"/>
      <text:p text:style-name="P12">Meisterinformationen:</text:p>
      <text:p text:style-name="P4">Sobald die Helden den Kampfroboter besiegt haben, können sie sich das Schaltpult vornehmen.</text:p>
      <text:p text:style-name="P4">Wird der <text:span text:style-name="T19">C</text:span>ode 114 in das Schaltpult eingegeben, so kommt man an die <text:span text:style-name="T19">C</text:span>odes für die Schleusen 75 und 76.</text:p>
      <text:p text:style-name="P4"/>
      <text:p text:style-name="P4"/>
      <text:p text:style-name="P2">Raum 51: Lager</text:p>
      <text:p text:style-name="P4"/>
      <text:p text:style-name="P11">Allgemeine Informationen:</text:p>
      <text:p text:style-name="P4">Dieser Raum ist bis auf sechs Schränke leer.</text:p>
      <text:p text:style-name="P4"/>
      <text:p text:style-name="P12">Spezielle Informationen:</text:p>
      <text:p text:style-name="P4">In den Schränken sind Ersatzteile und Werkzeug.</text:p>
      <text:p text:style-name="P4"/>
      <text:p text:style-name="P12">Meisterinformationen:</text:p>
      <text:p text:style-name="P4">Zwischen den Gegenständen liegt der <text:span text:style-name="T19">C</text:span>ode für Raum 50 verborgen.</text:p>
      <text:p text:style-name="P4"/>
      <text:p text:style-name="P4"/>
      <text:p text:style-name="P2">Raum 52: Müllschacht</text:p>
      <text:p text:style-name="P4"/>
      <text:p text:style-name="P11">Allgemeine Informationen:</text:p>
      <text:p text:style-name="P4">Ihr fallt weich in einen schleimigen Müllhaufen.</text:p>
      <text:p text:style-name="P4"/>
      <text:p text:style-name="P12">Spezielle Informationen:</text:p>
      <text:p text:style-name="P4">An den Seiten des Raumes sind noch sechs Schächte, die in verschiedene tiefer gelegene Stockwerke führen. In der Südwand des Raumes befindet sich eine Öffnung, durch die weitere Müllberge zu sehen sind.</text:p>
      <text:p text:style-name="P4"/>
      <text:p text:style-name="P12">Meisterinformationen:</text:p>
      <text:p text:style-name="P4">Falls die Helden gerade hier eingesperrt wurden, dann müssen sie die Falltür nach oben aufbrechen. Anderenfalls kann die Falltür einfach geöffnet werden. Die sollten besser in keine der tiefer führenden Rohren springen. Schließlich können sie nicht wissen, wie tief der Schacht ist.</text:p>
      <text:p text:style-name="P4"/>
      <text:p text:style-name="P4"/>
      <text:p text:style-name="P2">Raum 53: Müllraum</text:p>
      <text:p text:style-name="P4"/>
      <text:p text:style-name="P11">Allgemeine Informationen:</text:p>
      <text:p text:style-name="P4">Der Raum ist voller Müll, der in dieser Etage des Raumschiffes eingesammelt wurde und kurz davor steht, in die Müllpresse befördert zu werden.</text:p>
      <text:p text:style-name="P4"/>
      <text:p text:style-name="P12">Spezielle Informationen:</text:p>
      <text:p text:style-name="P4">Im Süden des Raumes befindet sich eine Öffnung, durch die man in die Müllpresse sehen kann. Im Norden steht neben einem Hilfswagen ein ausgeschalteter Arbeitsroboter.</text:p>
      <text:p text:style-name="P4"/>
      <text:p text:style-name="P12">Meisterinformationen:</text:p>
      <text:p text:style-name="P4">Der Roboter ist defekt und steht unter Strom. Er kann deshalb nicht angeschaltet werden. Wer ihn anfaßt, bekommt einen Stromschlag (5W+5 SP). Den Hilfswagen können die Helden dagegen gefahrlos mitnehmen. Zwischen den Müllsäcken liegt der <text:span text:style-name="T19">C</text:span>ode für Raum 43.</text:p>
      <text:p text:style-name="P17">Raum 54: Müllpresse</text:p>
      <text:p text:style-name="P4"/>
      <text:p text:style-name="P11">Allgemeine Informationen:</text:p>
      <text:p text:style-name="P4">Hier reicht der Müll sogar bis an die Decke.</text:p>
      <text:p text:style-name="P4"/>
      <text:p text:style-name="P12">Spezielle Informationen:</text:p>
      <text:p text:style-name="P4">In der Nordwand befinden sich zwei Öffnungen. Die Südwand wird von einem großen Schleusentor gebildet, das scheinbar hinaus ins All führt.</text:p>
      <text:p text:style-name="P4"/>
      <text:p text:style-name="P12">Meisterinformationen:</text:p>
      <text:p text:style-name="P4">Sobald alle (oder der größte Teil – je nachdem, was der Spielleiter für besser hält) Helden den Raum betreten haben, erreicht der Müll ein bestimmtes Gewicht, wodurch die Müllpresse automatisch aktiviert wird. Blitzschnell haben sich die beiden Öffnungen in der Nordwand geschlossen und die Ost- und Westwand bewegen sich langsam immer weiter aufeinander zu. Die Helden sollten schnell eine der beiden Öffnungen aufbrechen, damit sie nicht zerquetscht werden.</text:p>
      <text:p text:style-name="P4">Sollten die Helden nicht rechtzeitig geflüchtet sein, so werden sie von den beiden Wänden langsam zerquetscht, danach gehen die Wände wieder auf, das Schleusentor ins Weltall geht auf und der ganze Plunder fliegt mit einem „flutsch“ ins All. Danach gehen die beiden Öffnungen im Norden wieder auf. Wenn die Helden den Raum zum zweiten mal betreten, passiert nichts mehr.</text:p>
      <text:p text:style-name="P4"/>
      <text:p text:style-name="P4"/>
      <text:p text:style-name="P2">Raum 55: Bibliothek II</text:p>
      <text:p text:style-name="P4"/>
      <text:p text:style-name="P11">Allgemeine Informationen:</text:p>
      <text:p text:style-name="P4">An der Ost- und der Westwand steht jeweils ein Regalschrank. Auf dem Tisch steht ein kleines Computerterminal.</text:p>
      <text:p text:style-name="P4"/>
      <text:p text:style-name="P12">Spezielle Informationen:</text:p>
      <text:p text:style-name="P4">In den Schränken lagern Daten-CD´s.</text:p>
      <text:p text:style-name="P4"/>
      <text:p text:style-name="P12">Meisterinformationen:</text:p>
      <text:p text:style-name="P4">Im Terminal sind die ganzen CD´s archiviert. Außerdem enthält er den <text:span text:style-name="T19">C</text:span>ode für den Raum 61.</text:p>
      <text:p text:style-name="P4"/>
      <text:p text:style-name="P4"/>
      <text:p text:style-name="P2">Raum 56: Luftschleuse</text:p>
      <text:p text:style-name="P4"/>
      <text:p text:style-name="P11">Allgemeine Informationen:</text:p>
      <text:p text:style-name="P4">Östlich der Eingangstür steht ein Kampfroboter, der euch sofort unter Beschu<text:span text:style-name="T19">ss</text:span> nimmt.</text:p>
      <text:p text:style-name="P4"/>
      <text:p text:style-name="P12">Spezielle Informationen:</text:p>
      <text:p text:style-name="P4">In der Mitte der Ostwand ist eine Schalttafel, mit der sich die Schleuse steuern läßt. Am Boden liegt ein Zettel mit dem Kode für Raum 63.</text:p>
      <text:p text:style-name="P4"/>
      <text:p text:style-name="P12">Meisterinformationen:</text:p>
      <text:p text:style-name="P4">Der Kampfroboter soll die Helden von Raum 57 fernhalten.</text:p>
      <text:p text:style-name="P4"/>
      <text:p text:style-name="P4"/>
      <text:p text:style-name="P2">Raum 57: Beiboothangar</text:p>
      <text:p text:style-name="P4"/>
      <text:p text:style-name="P11">Allgemeine Informationen:</text:p>
      <text:p text:style-name="P4">Ihr befindet euch in einer Halle, in der ein Raumgleiter untergebracht ist. Im Westen sind ein Regal und eine Schalttafel, vor der ein Arbeitsroboter steht. In einer Ecke steht ein Hilfswagen.</text:p>
      <text:p text:style-name="P4"/>
      <text:p text:style-name="P12">Spezielle Informationen:</text:p>
      <text:p text:style-name="P4">Ein Reparaturroboter bastelt gerade am Raumgleiter herum. Im Regal befindet sich Werkzeug.</text:p>
      <text:p text:style-name="P4"/>
      <text:p text:style-name="P12">Meisterinformationen:</text:p>
      <text:p text:style-name="P4">Mit der Schalttafel kann das Schleusentor im Norden geöffnet werden, damit der Raumgleiter starten kann.</text:p>
      <text:p text:style-name="P4"/>
      <text:p text:style-name="P4"/>
      <text:p text:style-name="P4"><text:span text:style-name="T14">Raum 58: Luftschleuse</text:span></text:p>
      <text:p text:style-name="P4"/>
      <text:p text:style-name="P11">Allgemeine Informationen:</text:p>
      <text:p text:style-name="P4">Westlich der Eingangstür steht ein Kampfroboter, der euch sofort unter Beschuß nimmt.</text:p>
      <text:p text:style-name="P4"/>
      <text:p text:style-name="P12">Spezielle Informationen:</text:p>
      <text:p text:style-name="P4">In der Mitte der Westwand ist eine Schalttafel, mit der sich die Schleuse steuern läßt.</text:p>
      <text:p text:style-name="P4"/>
      <text:p text:style-name="P12">Meisterinformationen:</text:p>
      <text:p text:style-name="P4">Der Kampfroboter soll die Helden von Raum 59 fernhalten.</text:p>
      <text:p text:style-name="P27"><text:span text:style-name="T14">Raum 59: Beiboothangar</text:span></text:p>
      <text:p text:style-name="P4"/>
      <text:p text:style-name="P11">Allgemeine Informationen:</text:p>
      <text:p text:style-name="P4">Ihr befindet euch in einer Halle, in der ein Raumgleiter untergebracht ist. Im Osten sind ein Regal und eine Schalttafel, vor der ein Arbeitsroboter steht. In einer Ecke stehen ein Hilfswagen und ein Reparaturroboter..</text:p>
      <text:p text:style-name="P4"/>
      <text:p text:style-name="P12">Spezielle Informationen:</text:p>
      <text:p text:style-name="P4">Im Regal befindet sich Werkzeug.</text:p>
      <text:p text:style-name="P4"/>
      <text:p text:style-name="P12">Meisterinformationen:</text:p>
      <text:p text:style-name="P4">Mit der Schalttafel kann das Schleusentor im Norden geöffnet werden, damit der Raumgleiter starten kann.</text:p>
      <text:p text:style-name="P4"/>
      <text:p text:style-name="P4"/>
      <text:p text:style-name="P2">Raum 60: Bibliothek I</text:p>
      <text:p text:style-name="P4"/>
      <text:p text:style-name="P11">Allgemeine Informationen:</text:p>
      <text:p text:style-name="P4">Die Wände werden von sieben Regalen gesäumt. Im Südwesten steht ein Tisch, davor ein Sessel. Auf dem Tisch steht ein kleines Computerterminal.</text:p>
      <text:p text:style-name="P4"/>
      <text:p text:style-name="P12">Spezielle Informationen:</text:p>
      <text:p text:style-name="P4">In den Regalen befinden sich unzählige Daten-CD´s. Mit Hilfe des Terminals können die Daten gelesen werden. Der Sessel ist gut gepolstert, für lange Sitzungen.</text:p>
      <text:p text:style-name="P4"/>
      <text:p text:style-name="P12">Meisterinformationen:</text:p>
      <text:p text:style-name="P4">Auf den CD´s sind sämtliche Daten vom Raumschiff und seiner bisherigen Reise gespeichert. Wenn die Helden eine Weile im Computer wühlen, so finden sie dort die <text:span text:style-name="T19">C</text:span>odes für die Räume 56 und 58.</text:p>
      <text:p text:style-name="P4"/>
      <text:p text:style-name="P4"/>
      <text:p text:style-name="P2">Raum 61: Rechte Lasersteuerung</text:p>
      <text:p text:style-name="P4"/>
      <text:p text:style-name="P11">Allgemeine Informationen:</text:p>
      <text:p text:style-name="P4">Der Raum, den ihr gerade betretet, wird von einem Kampfroboter bewacht. Diesen müßt ihr wohl nun zuerst schnell loswerden, bevor er euch den Garaus macht.</text:p>
      <text:p text:style-name="P4"/>
      <text:p text:style-name="P12">Spezielle Informationen:</text:p>
      <text:p text:style-name="P4">Der Arbeitsroboter räumt bereitwillig das Feld für die Helden, sobald sie an das Schaltpult heranwollen.</text:p>
      <text:p text:style-name="P4"/>
      <text:p text:style-name="P12">Meisterinformationen:</text:p>
      <text:p text:style-name="P4">Sobald die Helden den Kampfroboter besiegt haben, können sie sich das Schaltpult vornehmen.</text:p>
      <text:p text:style-name="P4">Wird der Kode 118 in das Schaltpult eingegeben, so kommt man an die <text:span text:style-name="T19">C</text:span>odes für die Schleusen 77 und 78.</text:p>
      <text:p text:style-name="P4"/>
      <text:p text:style-name="P4"/>
      <text:p text:style-name="P4"><text:span text:style-name="T14">Raum 62: Lager</text:span></text:p>
      <text:p text:style-name="P4"/>
      <text:p text:style-name="P11">Allgemeine Informationen:</text:p>
      <text:p text:style-name="P4">Dieser Raum ist bis auf sechs Schränke völlig leer.</text:p>
      <text:p text:style-name="P4"/>
      <text:p text:style-name="P12">Spezielle Informationen:</text:p>
      <text:p text:style-name="P4">In den Schränken findet sich nichts nützliches.</text:p>
      <text:p text:style-name="P4"/>
      <text:p text:style-name="P12">Meisterinformationen:</text:p>
      <text:p text:style-name="P4">Hier gibt es keine Meisterinformationen.</text:p>
      <text:p text:style-name="P4"/>
      <text:p text:style-name="P27"><text:span text:style-name="T14">Raum 63: Wohnzimmer</text:span></text:p>
      <text:p text:style-name="P4"/>
      <text:p text:style-name="P11">Allgemeine Informationen:</text:p>
      <text:p text:style-name="P4">Offensichtlich betretet ihr gerade den Wohnbereich des Raumschiffes. In der Raummitte steht ein großer Tisch. Um den Tisch herum stehen zehn gemütliche Sessel.</text:p>
      <text:p text:style-name="P4"/>
      <text:p text:style-name="P12">Spezielle Informationen:</text:p>
      <text:p text:style-name="P4">Der Tisch ist aus Rauchglas. Nachdem die Helden für Ruhe und Ordnung gesorgt haben, werden sie von den zwei im Raum befindlichen Arbeitsrobotern bedient, die ihnen darüberhinaus noch die <text:span text:style-name="T19">C</text:span>odes für die zwei Beiboote 72 und 73 verraten.</text:p>
      <text:p text:style-name="P4"/>
      <text:p text:style-name="P12">Meisterinformationen:</text:p>
      <text:p text:style-name="P4">In der Ecke im Norden steht ein Kampfroboter, die Helden gleich nachdem diese den Raum betreten haben, unter Beschu<text:span text:style-name="T19">ss.</text:span> Nachdem die Helden dieses Problem – wie gewohnt – erfolgreich gemeistert haben, können sie das Zimmer in Beschlag nehmen.</text:p>
      <text:p text:style-name="P4"/>
      <text:p text:style-name="P4"/>
      <text:p text:style-name="P2">Raum 64: Badezimmer</text:p>
      <text:p text:style-name="P4"/>
      <text:p text:style-name="P11">Allgemeine Informationen:</text:p>
      <text:p text:style-name="P4">Das Badezimmer enthält zwei Kloschüsseln, zwei Duschen, ein Waschbecken und eine Waschmaschine.</text:p>
      <text:p text:style-name="P4"/>
      <text:p text:style-name="P12">Spezielle Informationen:</text:p>
      <text:p text:style-name="P4">Durch das Fenster in der Ostwand sind die Sterne zu sehen (Vater unser, da unten im Himmel . . .).</text:p>
      <text:p text:style-name="P4"/>
      <text:p text:style-name="P12">Meisterinformationen:</text:p>
      <text:p text:style-name="P4">Hier gibt es keine Meisterinformationen.</text:p>
      <text:p text:style-name="P4"/>
      <text:p text:style-name="P4"/>
      <text:p text:style-name="P2">Raum 65: Kontrollraum</text:p>
      <text:p text:style-name="P4"/>
      <text:p text:style-name="P11">Allgemeine Informationen:</text:p>
      <text:p text:style-name="P4">Vor der Nord- und der Ostwand stehen große Schaltpulte, die von zwei Arbeitsrobotern bedient werden.</text:p>
      <text:p text:style-name="P4"/>
      <text:p text:style-name="P12">Spezielle Informationen:</text:p>
      <text:p text:style-name="P4">In der Ostwand befindet sich zwischen Bildschirmen noch ein Fenster mit Blick auf die Sterne.</text:p>
      <text:p text:style-name="P4"/>
      <text:p text:style-name="P12">Meisterinformationen:</text:p>
      <text:p text:style-name="P4">Von hier werden das Klima, ja eigentlich alles dieses Wohnsektors gesteuert.</text:p>
      <text:p text:style-name="P4"/>
      <text:p text:style-name="P4"/>
      <text:p text:style-name="P2">Raum 66: Lager</text:p>
      <text:p text:style-name="P4"/>
      <text:p text:style-name="P11">Allgemeine Informationen:</text:p>
      <text:p text:style-name="P4">Hier stehen vier Schränke.</text:p>
      <text:p text:style-name="P4"/>
      <text:p text:style-name="P4"><text:span text:style-name="T13">Spezielle Informationen:</text:span></text:p>
      <text:p text:style-name="P4">In den Schränken sind Lebensmittel für Notzeiten.</text:p>
      <text:p text:style-name="P4"/>
      <text:p text:style-name="P12">Meisterinformationen:</text:p>
      <text:p text:style-name="P4">Hier gibt es keine Meisterinformationen.</text:p>
      <text:p text:style-name="P4"/>
      <text:p text:style-name="P4"/>
      <text:p text:style-name="P2">Raum 67: Lager</text:p>
      <text:p text:style-name="P4"/>
      <text:p text:style-name="P11">Allgemeine Informationen:</text:p>
      <text:p text:style-name="P4">Hier stehen vier Schränke</text:p>
      <text:p text:style-name="P4"/>
      <text:p text:style-name="P12">Spezielle Informationen:</text:p>
      <text:p text:style-name="P4">In den Schränken sind Lebensmittel für Notzeiten.</text:p>
      <text:p text:style-name="P4"/>
      <text:p text:style-name="P12">Meisterinformationen:</text:p>
      <text:p text:style-name="P4">Hier gibt es keine Meisterinformationen.</text:p>
      <text:p text:style-name="P4"/>
      <text:p text:style-name="P27"><text:span text:style-name="T14">Raum 68: E</text:span><text:span text:style-name="T15">ss</text:span><text:span text:style-name="T14">zimmer</text:span></text:p>
      <text:p text:style-name="P4"/>
      <text:p text:style-name="P11">Allgemeine Informationen:</text:p>
      <text:p text:style-name="P4">In der Raummitte steht ein langer Tisch, um den zehn Stühle angeordnet sind. Die Südwand besteht fast nur aus Fenster.</text:p>
      <text:p text:style-name="P4"/>
      <text:p text:style-name="P12">Spezielle Informationen:</text:p>
      <text:p text:style-name="P4">Der Arbeitsroboter in der Nordwestecke stellt den Gästen etwas zum Essen hin.</text:p>
      <text:p text:style-name="P4"/>
      <text:p text:style-name="P12">Meisterinformationen:</text:p>
      <text:p text:style-name="P4">Hier gibt es keine Meisterinformationen.</text:p>
      <text:p text:style-name="P4"/>
      <text:p text:style-name="P4"/>
      <text:p text:style-name="P2">Raum 69: Küche</text:p>
      <text:p text:style-name="P4"/>
      <text:p text:style-name="P11">Allgemeine Informationen:</text:p>
      <text:p text:style-name="P4">An der Ostwand befinden sich Waschbecken und Kochstelle. Vor der Nordwand steht ein Tisch zum zubereiten der Speisen. Ein Regalschrank und ein Kühlschrank belegen den Platz vor der Westwand.</text:p>
      <text:p text:style-name="P4"/>
      <text:p text:style-name="P12">Spezielle Informationen:</text:p>
      <text:p text:style-name="P4">Im Regalschrank befindet sich Geschirr und Besteck.</text:p>
      <text:p text:style-name="P4"/>
      <text:p text:style-name="P12">Meisterinformationen:</text:p>
      <text:p text:style-name="P4">Hier wird das Essen für diesen Wohnsektor zubereitet.</text:p>
      <text:p text:style-name="P4"/>
      <text:p text:style-name="P4"/>
      <text:p text:style-name="P2">Raum 70: Schlafsaal</text:p>
      <text:p text:style-name="P4"/>
      <text:p text:style-name="P11">Allgemeine Informationen:</text:p>
      <text:p text:style-name="P4">Zehn einfache Feldbetten und zehn Spinde säumen die Wände dieses Saales.</text:p>
      <text:p text:style-name="P4"/>
      <text:p text:style-name="P12">Spezielle Informationen:</text:p>
      <text:p text:style-name="P4">Die Schränke sind leer.</text:p>
      <text:p text:style-name="P4"/>
      <text:p text:style-name="P12">Meisterinformationen:</text:p>
      <text:p text:style-name="P4">Die Schränke sind leer, da sich zur Zeit niemand im Wohnsektor aufhält.</text:p>
      <text:p text:style-name="P4"/>
      <text:p text:style-name="P4"/>
      <text:p text:style-name="P4"><text:span text:style-name="T14">Raum 71: Roboterlager</text:span></text:p>
      <text:p text:style-name="P4"/>
      <text:p text:style-name="P11">Allgemeine Informationen:</text:p>
      <text:p text:style-name="P4">Der Raum ist vollgestellt mit folgenden Robotersorten:</text:p>
      <text:p text:style-name="P10">5 Arbeitsroboter<text:tab/>5 Kampfroboter<text:tab/>1 Hilfswagen</text:p>
      <text:p text:style-name="P4"/>
      <text:p text:style-name="P4"/>
      <text:p text:style-name="P12">Spezielle Informationen:</text:p>
      <text:p text:style-name="P4">Hier gibt es keine Speziellen Informationen.</text:p>
      <text:p text:style-name="P4"/>
      <text:p text:style-name="P12">Meisterinformationen:</text:p>
      <text:p text:style-name="P4">Leider können die Spieler nur zwei Kampfroboter, zwei Arbeitsroboter und den Hilfswagen mitnehmen. Der Rest ist gesperrt.</text:p>
      <text:p text:style-name="P4"/>
      <text:p text:style-name="P4"/>
      <text:p text:style-name="P2">Raum 72: Raumgleiter I</text:p>
      <text:p text:style-name="P4"/>
      <text:p text:style-name="P11">Allgemeine Informationen:</text:p>
      <text:p text:style-name="P4">In der Kabine befindet sich ein Schaltpult, mit dessen Hilfe das Beiboot gesteuert werden kann. Im Osten steht eine Kampfmaschine.</text:p>
      <text:p text:style-name="P4"/>
      <text:p text:style-name="P12">Spezielle Informationen:</text:p>
      <text:p text:style-name="P4">Der Arbeitsroboter vor dem Schaltpult kann alle Routinearbeiten verrichten.</text:p>
      <text:p text:style-name="P4"/>
      <text:p text:style-name="P12">Meisterinformationen:</text:p>
      <text:p text:style-name="P16"><text:span text:style-name="T3">Für das Ein- und Ausparken der Kiste ist für die Helden eine </text:span><text:span text:style-name="T10">Fingerfertigkeit-Probe</text:span><text:span text:style-name="T3"> +5 (oder eine entsprechende Talentprobe) fällig.</text:span></text:p>
      <text:p text:style-name="P4"/>
      <text:p text:style-name="P27"><text:span text:style-name="T14">Raum 73: Raumgleiter II</text:span></text:p>
      <text:p text:style-name="P4"/>
      <text:p text:style-name="P11">Allgemeine Informationen:</text:p>
      <text:p text:style-name="P4">In der Kabine befindet sich ein Schaltpult, mit dessen Hilfe das Beiboot gesteuert werden kann. Im Osten steht eine Kampfmaschine.</text:p>
      <text:p text:style-name="P4"/>
      <text:p text:style-name="P12">Spezielle Informationen:</text:p>
      <text:p text:style-name="P4">Der Arbeitsroboter vor dem Schaltpult kann alle Routinearbeiten verrichten.</text:p>
      <text:p text:style-name="P4"/>
      <text:p text:style-name="P12">Meisterinformationen:</text:p>
      <text:p text:style-name="P16"><text:span text:style-name="T3">Für das Ein- und Ausparken der Kiste ist für die Helden eine </text:span><text:span text:style-name="T10">Fingerfertigkeit-Probe</text:span><text:span text:style-name="T3"> +5 (oder eine entsprechende Talentprobe) fällig.</text:span></text:p>
      <text:p text:style-name="P4"/>
      <text:p text:style-name="P4"/>
      <text:p text:style-name="P2">Raum 74: Hauptgang</text:p>
      <text:p text:style-name="P4"/>
      <text:p text:style-name="P11">Allgemeine Informationen:</text:p>
      <text:p text:style-name="P4">Die meisten der angrenzenden Türen sind verschlossen.</text:p>
      <text:p text:style-name="P4"/>
      <text:p text:style-name="P12">Spezielle Informationen:</text:p>
      <text:p text:style-name="P4">Der Gang wird von einem bewaffneten elektronischen „Spion“ bewacht, der sich an der Decke von Westen bis Osten und umgekehrt den Gang entlang kämpft.</text:p>
      <text:p text:style-name="P4"/>
      <text:p text:style-name="P12">Meisterinformationen:</text:p>
      <text:p text:style-name="P4">Die Türen lassen sich mit den passenden <text:span text:style-name="T19">C</text:span>odes öffnen.</text:p>
      <text:p text:style-name="P4"/>
      <text:p text:style-name="P4"/>
      <text:p text:style-name="P4"><text:span text:style-name="T14">Raum 75: Schleuse</text:span></text:p>
      <text:p text:style-name="P4"/>
      <text:p text:style-name="P11">Allgemeine Informationen:</text:p>
      <text:p text:style-name="P4">Hier gibt es keine Allgemeinen Informationen.</text:p>
      <text:p text:style-name="P4"/>
      <text:p text:style-name="P12">Spezielle Informationen:</text:p>
      <text:p text:style-name="P4">Hier gibt es keine Speziellen Informationen.</text:p>
      <text:p text:style-name="P4"/>
      <text:p text:style-name="P12">Meisterinformationen:</text:p>
      <text:p text:style-name="P4">Hier gibt es keine Meisterinformationen.</text:p>
      <text:p text:style-name="P4"/>
      <text:p text:style-name="P4"/>
      <text:p text:style-name="P2">Raum 76: Schleuse</text:p>
      <text:p text:style-name="P4"/>
      <text:p text:style-name="P11">Allgemeine Informationen:</text:p>
      <text:p text:style-name="P4">Hier gibt es keine Allgemeinen Informationen.</text:p>
      <text:p text:style-name="P4"/>
      <text:p text:style-name="P12">Spezielle Informationen:</text:p>
      <text:p text:style-name="P4">Hier gibt es keine Speziellen Informationen.</text:p>
      <text:p text:style-name="P4"/>
      <text:p text:style-name="P12">Meisterinformationen:</text:p>
      <text:p text:style-name="P4">Hier gibt es keine Meisterinformationen.</text:p>
      <text:p text:style-name="P4"/>
      <text:p text:style-name="P4"/>
      <text:p text:style-name="P2">Raum 77: Schleuse</text:p>
      <text:p text:style-name="P4"/>
      <text:p text:style-name="P11">Allgemeine Informationen:</text:p>
      <text:p text:style-name="P4">Hier gibt es keine Allgemeinen Informationen.</text:p>
      <text:p text:style-name="P4"/>
      <text:p text:style-name="P12">Spezielle Informationen:</text:p>
      <text:p text:style-name="P4">Hier gibt es keine Speziellen Informationen.</text:p>
      <text:p text:style-name="P4"/>
      <text:p text:style-name="P12">Meisterinformationen:</text:p>
      <text:p text:style-name="P4">Hier gibt es keine Meisterinformationen.</text:p>
      <text:p text:style-name="P4"/>
      <text:p text:style-name="P27"><text:span text:style-name="T14">Raum 78: Schleuse</text:span></text:p>
      <text:p text:style-name="P4"/>
      <text:p text:style-name="P11">Allgemeine Informationen:</text:p>
      <text:p text:style-name="P4">Hier gibt es keine Allgemeinen Informationen.</text:p>
      <text:p text:style-name="P4"/>
      <text:p text:style-name="P12">Spezielle Informationen:</text:p>
      <text:p text:style-name="P4">Hier gibt es keine Speziellen Informationen.</text:p>
      <text:p text:style-name="P4"/>
      <text:p text:style-name="P12">Meisterinformationen:</text:p>
      <text:p text:style-name="P4">Hier gibt es keine Meisterinformationen.</text:p>
      <text:p text:style-name="P4"/>
      <text:p text:style-name="P4"/>
      <text:p text:style-name="P2">Raum 79: Nebengang</text:p>
      <text:p text:style-name="P4"/>
      <text:p text:style-name="P11">Allgemeine Informationen:</text:p>
      <text:p text:style-name="P4">Hier gibt es keine Allgemeinen Informationen.</text:p>
      <text:p text:style-name="P4"/>
      <text:p text:style-name="P12">Spezielle Informationen:</text:p>
      <text:p text:style-name="P4">Hier gibt es keine Speziellen Informationen.</text:p>
      <text:p text:style-name="P4"/>
      <text:p text:style-name="P21"><text:span text:style-name="T13">Meisterinformationen:</text:span></text:p>
      <text:p text:style-name="P4">Hier gibt es keine Meisterinformationen.</text:p>
      <text:p text:style-name="P4"/>
      <text:p text:style-name="P4"/>
      <text:p text:style-name="P2">Raum 80: Nebengang</text:p>
      <text:p text:style-name="P4"/>
      <text:p text:style-name="P11">Allgemeine Informationen:</text:p>
      <text:p text:style-name="P4">Hier gibt es keine Allgemeinen Informationen.</text:p>
      <text:p text:style-name="P4"/>
      <text:p text:style-name="P12">Spezielle Informationen:</text:p>
      <text:p text:style-name="P4">Hier gibt es keine Speziellen Informationen.</text:p>
      <text:p text:style-name="P4"/>
      <text:p text:style-name="P12">Meisterinformationen:</text:p>
      <text:p text:style-name="P4">Hier gibt es keine Meisterinformationen.</text:p>
      <text:p text:style-name="P4"/>
      <text:p text:style-name="P4"/>
      <text:p text:style-name="P4"/>
      <text:p text:style-name="P14">Die Geschichte des Raumschiffes</text:p>
      <text:p text:style-name="P4"/>
      <text:p text:style-name="P4">Im Jahr 2300 gingen der Erde zunehmend die Rohstoffe aus, woraufhin man ein Raumschiff ausschickte, das zum ersten Mal mit Überlichtgeschwindigkeit flog. Es sollte neue Welten erkunden. Dies sollte folgendermaßen geschehen:</text:p>
      <text:p text:style-name="P4"/>
      <text:p text:style-name="P4">Zellen für 10 Milliarden Menschen, wovon 1 Milliarde am Ziel ausgebrütet werden sollte. 5 Millionen tiefgefrorene Menschen, wovon bei einer Schiffskatastrophe 50.000 aufgetaut werden sollten. Zellen für eine Millionen Menschen, wovon immer nur ein Mensch zur Zeit leben sollte, um das Raumschiff zu fliegen.</text:p>
      <text:p text:style-name="P4">Kampfroboter gegen fremde Eindringlinge. Arbeitsroboter zur Überwachung und die Gefechtsstationen. Arbeitswagen zum transportieren im Raumschiff. Komplexe Roboter zum steuern der Systeme. Kampfmaschinen zum einsetzen gegen Feinde. Auflader zum aufladen von Robotern an der „Front“. Reparaturroboter um Motorschäden oder ähnliches zu beheben.</text:p>
      <text:p text:style-name="P4">Außerdem hatte das Raumschiff Geschütze, darunter drei, die zusammen einen Planeten zerstören konnten, sowie unzählige Fahrzeuge für außerhalb.</text:p>
      <text:p text:style-name="P4">Dem ersten Kommandanten und den folgenden wurde gesagt, sollten sie sich in Räumen außerhalb des Hauptgebäudes aufhalten, so würden sie sterben. Deshalb ging nie einer nach unten.</text:p>
      <text:p text:style-name="P4">Doch als das Raumschiff über Licht flog, kam es in ein Paralleluniversum, das sozusagen in die „Gegenrichtung“, sprich die Vergangenheit führte. Als es im Paralleluniversum flog, kam es während dem 10.000 Jahre dauernden Fluges etwa 10.000 Jahre in die Vergangenheit. Als es dann wieder langsamer wurde, war es wegen eines Navigationsfehlers wieder bei der Erde, aber 10.000 Jahre in der Vergangenheit. Als ein Trupp zur Erkundung landete, wurden sie logischerweise für Götter gehalten. Die Landepisten waren die bis heute rätselhaften Pisten im Himalaja. Als sie weiterflogen, um irgendwann wieder in ihrer Zeit zu landen, mußten sie weiter weg von der Erde sein, da sie sonst vorher entdeckt worden wären. Wären sie entdeckt worden, hätte es ein Zeitparadox gegeben, und in Folge dessen hätte es einen neuen Urknall gegeben.</text:p>
      <text:p text:style-name="P4">Seitdem schauen die Beiboote alle paar Jahre auf der Erde nach, ob es schon die richtige Zeit ist, was auf der Erde als gelegentliche UFO-Sichtungen registriert wird. Als dann die erste Expedition uns entdeckte, mußten wir sie deshalb aufhalten. Als ihr dann gekommen seid, war es etwas schwerer, euch dingfest zu machen.</text:p>
      <text:p text:style-name="P4">Ihr dürft jetzt nicht mehr zur Erde zurück, außer ihr schwört, euer ganzes Leben lang über diesen Vorgang zu schweigen. Nur in diesem Fall dürftet ihr die Expedition fortsetzen und später zur Erde zurückkehren.</text:p>
      <text:p text:style-name="P4"/>
      <text:p text:style-name="P16"><text:span text:style-name="T3">Weiter geht es mit </text:span><text:span text:style-name="T10">Abschnitt 29</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loext:contextual-spacing="false" fo:line-height="100%" fo:text-align="end" style:justify-single-word="false" fo:text-indent="0cm" style:auto-text-indent="false"/>
      <style:text-properties fo:color="#000000" style:font-name="Times New Roman" fo:font-size="10pt" fo:font-weight="bold" style:font-name-asian="Times New Roman" style:font-size-asian="10pt" style:font-weight-asian="bold" style:font-name-complex="Times New Roman" style:font-size-complex="10pt" style:font-weight-complex="bold"/>
    </style:style>
    <style:style style:name="MP2" style:family="paragraph" style:parent-style-name="Standard">
      <style:paragraph-properties fo:margin-left="0cm" fo:margin-right="0cm" fo:margin-top="0cm" fo:margin-bottom="0cm" loext:contextual-spacing="false" fo:line-height="100%" fo:text-align="end" style:justify-single-word="false" fo:text-indent="0cm" style:auto-text-indent="false"/>
    </style:style>
    <style:style style:name="MT1" style:family="text">
      <style:text-properties fo:color="#000000" style:font-name="Times New Roman" fo:font-size="8pt" fo:font-style="italic" style:font-name-asian="Times New Roman" style:font-size-asian="8pt" style:font-style-asian="italic" style:font-name-complex="Times New Roman" style:font-size-complex="8pt" style:font-style-complex="italic"/>
    </style:style>
    <style:style style:name="MT2" style:family="text">
      <style:text-properties fo:color="#000000" style:font-name="Times New Roman" fo:font-size="10pt" fo:font-weight="bold" style:font-name-asian="Times New Roman" style:font-size-asian="10pt" style:font-weight-asian="bold" style:font-name-complex="Times New Roman" style:font-size-complex="10pt" style:font-weight-complex="bold"/>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cm" fo:page-height="29.704cm" style:num-format="1" style:print-orientation="portrait" fo:margin-top="0.494cm" fo:margin-bottom="0.953cm" fo:margin-left="0.494cm" fo:margin-right="0.77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footer>
        <text:p text:style-name="MP1"/>
        <text:p text:style-name="MP1"/>
        <text:p text:style-name="MP2"><text:span text:style-name="MT1">Die Verschollenen</text:span><text:span text:style-name="MT2"><text:tab/>Seite </text:span><text:span text:style-name="MT2"><text:page-number style:num-format="1" text:select-page="current">1</text:page-number></text:span></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_Vanilla/6.0.4.5$MacOSX_X86_64 LibreOffice_project/6840e4519a6ce8bcc1328eb2d87b5c46c6df1038</meta:generator>
    <dc:date>2018-11-04T21:29:54.852744551</dc:date>
    <meta:editing-duration>PT25M23S</meta:editing-duration>
    <meta:editing-cycles>7</meta:editing-cycles>
    <meta:document-statistic meta:table-count="0" meta:image-count="0" meta:object-count="0" meta:page-count="26" meta:paragraph-count="754" meta:word-count="9544" meta:character-count="65775" meta:non-whitespace-character-count="56970"/>
  </office:meta>
</office:document-meta>
</file>